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73in"/>
    </style:style>
    <style:style style:name="co3" style:family="table-column">
      <style:table-column-properties fo:break-before="auto" style:column-width="1.2508in"/>
    </style:style>
    <style:style style:name="co4" style:family="table-column">
      <style:table-column-properties fo:break-before="auto" style:column-width="4.1429in"/>
    </style:style>
    <style:style style:name="co5" style:family="table-column">
      <style:table-column-properties fo:break-before="auto" style:column-width="2.1508in"/>
    </style:style>
    <style:style style:name="co6" style:family="table-column">
      <style:table-column-properties fo:break-before="auto" style:column-width="0.9299in"/>
    </style:style>
    <style:style style:name="co7" style:family="table-column">
      <style:table-column-properties fo:break-before="auto" style:column-width="1.878in"/>
    </style:style>
    <style:style style:name="co8" style:family="table-column">
      <style:table-column-properties fo:break-before="auto" style:column-width="3.0984in"/>
    </style:style>
    <style:style style:name="co9" style:family="table-column">
      <style:table-column-properties fo:break-before="auto" style:column-width="1.3154in"/>
    </style:style>
    <style:style style:name="co10" style:family="table-column">
      <style:table-column-properties fo:break-before="auto" style:column-width="3.1953in"/>
    </style:style>
    <style:style style:name="co29" style:family="table-column">
      <style:table-column-properties fo:break-before="auto" style:column-width="2.0063in"/>
    </style:style>
    <style:style style:name="co33" style:family="table-column">
      <style:table-column-properties fo:break-before="auto" style:column-width="2.3917in"/>
    </style:style>
    <style:style style:name="co34" style:family="table-column">
      <style:table-column-properties fo:break-before="auto" style:column-width="3.7252in"/>
    </style:style>
    <style:style style:name="co35" style:family="table-column">
      <style:table-column-properties fo:break-before="auto" style:column-width="1.2835in"/>
    </style:style>
    <style:style style:name="co36" style:family="table-column">
      <style:table-column-properties fo:break-before="auto" style:column-width="5.4445in"/>
    </style:style>
    <style:style style:name="co37" style:family="table-column">
      <style:table-column-properties fo:break-before="auto" style:column-width="3.0827in"/>
    </style:style>
    <style:style style:name="co17" style:family="table-column">
      <style:table-column-properties fo:break-before="auto" style:column-width="1.0902in"/>
    </style:style>
    <style:style style:name="co18" style:family="table-column">
      <style:table-column-properties fo:break-before="auto" style:column-width="2.5846in"/>
    </style:style>
    <style:style style:name="co19" style:family="table-column">
      <style:table-column-properties fo:break-before="auto" style:column-width="3.0665in"/>
    </style:style>
    <style:style style:name="co20" style:family="table-column">
      <style:table-column-properties fo:break-before="auto" style:column-width="2.7453in"/>
    </style:style>
    <style:style style:name="co21" style:family="table-column">
      <style:table-column-properties fo:break-before="auto" style:column-width="3.2591in"/>
    </style:style>
    <style:style style:name="co22" style:family="table-column">
      <style:table-column-properties fo:break-before="auto" style:column-width="2.6646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2.022in"/>
    </style:style>
    <style:style style:name="co25" style:family="table-column">
      <style:table-column-properties fo:break-before="auto" style:column-width="4.111in"/>
    </style:style>
    <style:style style:name="co26" style:family="table-column">
      <style:table-column-properties fo:break-before="auto" style:column-width="1.8291in"/>
    </style:style>
    <style:style style:name="co27" style:family="table-column">
      <style:table-column-properties fo:break-before="auto" style:column-width="1.0583in"/>
    </style:style>
    <style:style style:name="co28" style:family="table-column">
      <style:table-column-properties fo:break-before="auto" style:column-width="2.3598in"/>
    </style:style>
    <style:style style:name="co30" style:family="table-column">
      <style:table-column-properties fo:break-before="auto" style:column-width="1.8618in"/>
    </style:style>
    <style:style style:name="co31" style:family="table-column">
      <style:table-column-properties fo:break-before="auto" style:column-width="0.8189in"/>
    </style:style>
    <style:style style:name="co32" style:family="table-column">
      <style:table-column-properties fo:break-before="auto" style:column-width="1.0744in"/>
    </style:style>
    <style:style style:name="co38" style:family="table-column">
      <style:table-column-properties fo:break-before="auto" style:column-width="2.2953in"/>
    </style:style>
    <style:style style:name="co39" style:family="table-column">
      <style:table-column-properties fo:break-before="auto" style:column-width="1.4598in"/>
    </style:style>
    <style:style style:name="co40" style:family="table-column">
      <style:table-column-properties fo:break-before="auto" style:column-width="1.3957in"/>
    </style:style>
    <style:style style:name="co41" style:family="table-column">
      <style:table-column-properties fo:break-before="auto" style:column-width="0.6902in"/>
    </style:style>
    <style:style style:name="co42" style:family="table-column">
      <style:table-column-properties fo:break-before="auto" style:column-width="1.9118in"/>
    </style:style>
    <style:style style:name="co43" style:family="table-column">
      <style:table-column-properties fo:break-before="auto" style:column-width="2.5701in"/>
    </style:style>
    <style:style style:name="co44" style:family="table-column">
      <style:table-column-properties fo:break-before="auto" style:column-width="2.8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0.0008in solid #000000" fo:border-right="none" fo:border-top="none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order-bottom="none" fo:border-left="none" fo:border-right="0.0008in solid #000000" fo:border-top="none"/>
    </style:style>
    <style:style style:name="ce19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999999" fo:border-left="0.0008in solid #000000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27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accepted key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esting 2 plan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number-columns-repeated="15"/>
        </table:table-row>
        <table:table-row table:style-name="ro2">
          <table:table-cell office:value-type="string">
            <text:p>test</text:p>
          </table:table-cell>
          <table:table-cell office:value-type="string">
            <text:p>function(s) name</text:p>
          </table:table-cell>
          <table:table-cell office:value-type="string">
            <text:p>function description</text:p>
          </table:table-cell>
          <table:table-cell office:value-type="string">
            <text:p>usage</text:p>
          </table:table-cell>
          <table:table-cell/>
          <table:table-cell office:value-type="string">
            <text:p>example file</text:p>
          </table:table-cell>
          <table:table-cell office:value-type="string">
            <text:p>supported metadata types</text:p>
          </table:table-cell>
          <table:table-cell office:value-type="string">
            <text:p>datatypes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file.ext</text:p>
          </table:table-cell>
          <table:table-cell office:value-type="string">
            <text:p>Title</text:p>
          </table:table-cell>
          <table:table-cell office:value-type="string">
            <text:p>string</text:p>
          </table:table-cell>
          <table:table-cell table:number-columns-repeated="7"/>
        </table:table-row>
        <table:table-row table:style-name="ro2">
          <table:table-cell table:style-name="ce1" office:value-type="string">
            <text:p>control test</text:p>
          </table:table-cell>
          <table:table-cell table:style-name="ce4" office:value-type="string">
            <text:p>allMeta</text:p>
          </table:table-cell>
          <table:table-cell table:style-name="ce4" office:value-type="string">
            <text:p>print all keys and associated values</text:p>
          </table:table-cell>
          <table:table-cell table:style-name="ce7" office:value-type="string">
            <text:p>allMeta file.ext</text:p>
          </table:table-cell>
          <table:table-cell/>
          <table:table-cell office:value-type="string">
            <text:p>file.ext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table:number-columns-repeated="7"/>
        </table:table-row>
        <table:table-row table:style-name="ro2">
          <table:table-cell table:style-name="ce2" office:value-type="string">
            <text:p>init keys test</text:p>
          </table:table-cell>
          <table:table-cell table:style-name="ce5" office:value-type="string">
            <text:p>newKeys</text:p>
          </table:table-cell>
          <table:table-cell table:style-name="ce5" office:value-type="string">
            <text:p>prints keys that only the second file has</text:p>
          </table:table-cell>
          <table:table-cell table:style-name="ce8" office:value-type="string">
            <text:p>newKeys file1 file2</text:p>
          </table:table-cell>
          <table:table-cell/>
          <table:table-cell office:value-type="string">
            <text:p>file.ext</text:p>
          </table:table-cell>
          <table:table-cell office:value-type="string">
            <text:p>Tags</text:p>
          </table:table-cell>
          <table:table-cell office:value-type="string">
            <text:p>list&lt;string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init format test </text:p>
          </table:table-cell>
          <table:table-cell table:style-name="ce6" office:value-type="string">
            <text:p>freshVals</text:p>
            <text:p>bruteParse</text:p>
          </table:table-cell>
          <table:table-cell table:style-name="ce6" office:value-type="string">
            <text:p>prints the values of file2 that are in file's new keys</text:p>
            <text:p>prints value in file2 using all potential parsing methods</text:p>
          </table:table-cell>
          <table:table-cell table:style-name="ce9" office:value-type="string">
            <text:p>freshVals file1 file2</text:p>
            <text:p>bruteParse file1 file2 datatype</text:p>
          </table:table-cell>
          <table:table-cell/>
          <table:table-cell office:value-type="string">
            <text:p>file.ext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7"/>
        </table:table-row>
        <table:table-row table:style-name="ro2">
          <table:table-cell table:style-name="ce1" office:value-type="string">
            <text:p>modify test</text:p>
          </table:table-cell>
          <table:table-cell table:style-name="ce4" office:value-type="string">
            <text:p>complAllVals</text:p>
          </table:table-cell>
          <table:table-cell table:style-name="ce4" office:value-type="string">
            <text:p>Prints each key/value pair that differs between the two files</text:p>
          </table:table-cell>
          <table:table-cell table:style-name="ce7" office:value-type="string">
            <text:p>compAllVals file1 file2</text:p>
          </table:table-cell>
          <table:table-cell/>
          <table:table-cell office:value-type="string">
            <text:p>file.ext</text:p>
          </table:table-cell>
          <table:table-cell office:value-type="string">
            <text:p>Rating</text:p>
          </table:table-cell>
          <table:table-cell office:value-type="string">
            <text:p>int</text:p>
          </table:table-cell>
          <table:table-cell table:number-columns-repeated="7"/>
        </table:table-row>
        <table:table-row table:style-name="ro4">
          <table:table-cell table:style-name="ce1" office:value-type="string">
            <text:p>remove/wipe test</text:p>
          </table:table-cell>
          <table:table-cell table:style-name="ce4" office:value-type="string">
            <text:p>missingKeys</text:p>
            <text:p>complAllVals</text:p>
          </table:table-cell>
          <table:table-cell table:style-name="ce4" office:value-type="string">
            <text:p>prints keys that are in file1, but not in file2</text:p>
            <text:p>Prints each key/value pair that differs between the two files</text:p>
          </table:table-cell>
          <table:table-cell table:style-name="ce7" office:value-type="string">
            <text:p>missingKeys file1 file2</text:p>
            <text:p>compAllVals file1 file2</text:p>
          </table:table-cell>
          <table:table-cell/>
          <table:table-cell office:value-type="string">
            <text:p>file.ext</text:p>
          </table:table-cell>
          <table:table-cell office:value-type="string">
            <text:p>DataCreated</text:p>
          </table:table-cell>
          <table:table-cell office:value-type="string">
            <text:p>datetime</text:p>
          </table:table-cell>
          <table:table-cell table:number-columns-repeated="7"/>
        </table:table-row>
        <table:table-row table:style-name="ro2">
          <table:table-cell table:style-name="ce2" office:value-type="string">
            <text:p>wipe key test</text:p>
          </table:table-cell>
          <table:table-cell table:style-name="ce5" office:value-type="string">
            <text:p>missingKeys</text:p>
          </table:table-cell>
          <table:table-cell table:style-name="ce5" office:value-type="string">
            <text:p>prints keys that are in file1, but not in file2</text:p>
          </table:table-cell>
          <table:table-cell table:style-name="ce8" office:value-type="string">
            <text:p>missingKeys file1 file2</text:p>
          </table:table-cell>
          <table:table-cell table:number-columns-repeated="11"/>
        </table:table-row>
        <table:table-row table:style-name="ro5">
          <table:table-cell table:style-name="ce3" office:value-type="string">
            <text:p>wipe value test</text:p>
          </table:table-cell>
          <table:table-cell table:style-name="ce6" office:value-type="string">
            <text:p>missingKeys</text:p>
            <text:p>niaveFetch</text:p>
            <text:p>refreshCheck</text:p>
          </table:table-cell>
          <table:table-cell table:style-name="ce6" office:value-type="string">
            <text:p/>
            <text:p>tries to print a value from a missing key as if it still exists</text:p>
            <text:p>adds single-char/blank value then prints it</text:p>
          </table:table-cell>
          <table:table-cell table:style-name="ce9" office:value-type="string">
            <text:p/>
            <text:p>niaveFetch file1 file2 key#</text:p>
            <text:p>refreshCheck file1 file2 key#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event #</text:p>
          </table:table-cell>
          <table:table-cell office:value-type="string">
            <text:p>event</text:p>
          </table:table-cell>
          <table:table-cell office:value-type="string">
            <text:p>filename</text:p>
          </table:table-cell>
          <table:table-cell office:value-type="string">
            <text:p>event type</text:p>
          </table:table-cell>
          <table:table-cell office:value-type="string">
            <text:p>test #</text:p>
          </table:table-cell>
          <table:table-cell office:value-type="string">
            <text:p>operation</text:p>
          </table:table-cell>
          <table:table-cell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office:value-type="string">
            <text:p>download fresh file with no metadata</text:p>
          </table:table-cell>
          <table:table-cell office:value-type="string">
            <text:p>file.ext</text:p>
          </table:table-cell>
          <table:table-cell office:value-type="string">
            <text:p>windows</text:p>
          </table:table-cell>
          <table:table-cell office:value-type="float" office:value="1">
            <text:p>1</text:p>
          </table:table-cell>
          <table:table-cell office:value-type="string">
            <text:p>windows download</text:p>
          </table:table-cell>
          <table:table-cell/>
        </table:table-row>
        <table:table-row table:style-name="ro2">
          <table:table-cell table:number-columns-repeated="8"/>
          <table:table-cell office:value-type="float" office:value="2">
            <text:p>2</text:p>
          </table:table-cell>
          <table:table-cell office:value-type="string">
            <text:p>run control test</text:p>
          </table:table-cell>
          <table:table-cell office:value-type="string">
            <text:p>file.ext</text:p>
          </table:table-cell>
          <table:table-cell office:value-type="string">
            <text:p>linux python</text:p>
          </table:table-cell>
          <table:table-cell office:value-type="float" office:value="1">
            <text:p>1</text:p>
          </table:table-cell>
          <table:table-cell office:value-type="string">
            <text:p>allMeta file.ext</text:p>
          </table:table-cell>
          <table:table-cell/>
        </table:table-row>
        <table:table-row table:style-name="ro2">
          <table:table-cell table:number-columns-repeated="8"/>
          <table:table-cell office:value-type="float" office:value="3">
            <text:p>3</text:p>
          </table:table-cell>
          <table:table-cell office:value-type="string">
            <text:p>record control test results</text:p>
          </table:table-cell>
          <table:table-cell office:value-type="string">
            <text:p>file.ext</text:p>
          </table:table-cell>
          <table:table-cell office:value-type="string">
            <text:p>spreadshee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4">
            <text:p>4</text:p>
          </table:table-cell>
          <table:table-cell office:value-type="string">
            <text:p>copy paste file.ext to file1.ext</text:p>
          </table:table-cell>
          <table:table-cell office:value-type="string">
            <text:p>file1.ext</text:p>
          </table:table-cell>
          <table:table-cell office:value-type="string">
            <text:p>windows</text:p>
          </table:table-cell>
          <table:table-cell/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office:value-type="string">
            <text:p>add Title metadata to file1.ext</text:p>
          </table:table-cell>
          <table:table-cell office:value-type="string">
            <text:p>file1.ext</text:p>
          </table:table-cell>
          <table:table-cell office:value-type="string">
            <text:p>windows</text:p>
          </table:table-cell>
          <table:table-cell office:value-type="float" office:value="2">
            <text:p>2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6">
            <text:p>6</text:p>
          </table:table-cell>
          <table:table-cell office:value-type="string">
            <text:p>run newKeys file.ext file1.ext</text:p>
          </table:table-cell>
          <table:table-cell office:value-type="string">
            <text:p>file1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newKeys file1 file2</text:p>
          </table:table-cell>
          <table:table-cell/>
        </table:table-row>
        <table:table-row table:style-name="ro2">
          <table:table-cell table:number-columns-repeated="8"/>
          <table:table-cell office:value-type="float" office:value="7">
            <text:p>7</text:p>
          </table:table-cell>
          <table:table-cell office:value-type="string">
            <text:p>record init keys test results</text:p>
          </table:table-cell>
          <table:table-cell office:value-type="string">
            <text:p>file1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8">
            <text:p>8</text:p>
          </table:table-cell>
          <table:table-cell office:value-type="string">
            <text:p>run freshVals file.ext file1.ext</text:p>
          </table:table-cell>
          <table:table-cell office:value-type="string">
            <text:p>file1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freshVals file1 file2</text:p>
          </table:table-cell>
          <table:table-cell/>
        </table:table-row>
        <table:table-row table:style-name="ro2">
          <table:table-cell table:number-columns-repeated="8"/>
          <table:table-cell office:value-type="float" office:value="9">
            <text:p>9</text:p>
          </table:table-cell>
          <table:table-cell office:value-type="string">
            <text:p>record init format test results</text:p>
          </table:table-cell>
          <table:table-cell office:value-type="string">
            <text:p>file1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0">
            <text:p>10</text:p>
          </table:table-cell>
          <table:table-cell office:value-type="string">
            <text:p>run bruteParse file.ext file1.ext string</text:p>
          </table:table-cell>
          <table:table-cell office:value-type="string">
            <text:p>file1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bruteParse file1 file2 datatype</text:p>
          </table:table-cell>
          <table:table-cell/>
        </table:table-row>
        <table:table-row table:style-name="ro2">
          <table:table-cell table:number-columns-repeated="8"/>
          <table:table-cell office:value-type="float" office:value="11">
            <text:p>11</text:p>
          </table:table-cell>
          <table:table-cell office:value-type="string">
            <text:p>record init format test results</text:p>
          </table:table-cell>
          <table:table-cell office:value-type="string">
            <text:p>file1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2">
            <text:p>12</text:p>
          </table:table-cell>
          <table:table-cell office:value-type="string">
            <text:p>copy paste file.ext to file2.ext</text:p>
          </table:table-cell>
          <table:table-cell office:value-type="string">
            <text:p>file2.ext</text:p>
          </table:table-cell>
          <table:table-cell office:value-type="string">
            <text:p>windows</text:p>
          </table:table-cell>
          <table:table-cell/>
          <table:table-cell office:value-type="string">
            <text:p>windows copy</text:p>
          </table:table-cell>
          <table:table-cell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office:value-type="string">
            <text:p>add Artist metadata to file2.ext</text:p>
          </table:table-cell>
          <table:table-cell office:value-type="string">
            <text:p>file2.ext</text:p>
          </table:table-cell>
          <table:table-cell office:value-type="string">
            <text:p>windows</text:p>
          </table:table-cell>
          <table:table-cell office:value-type="float" office:value="2">
            <text:p>2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14">
            <text:p>14</text:p>
          </table:table-cell>
          <table:table-cell office:value-type="string">
            <text:p>run newKeys file.ext file2.ext</text:p>
          </table:table-cell>
          <table:table-cell office:value-type="string">
            <text:p>file2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newKeys file2 file2</text:p>
          </table:table-cell>
          <table:table-cell/>
        </table:table-row>
        <table:table-row table:style-name="ro2">
          <table:table-cell table:number-columns-repeated="8"/>
          <table:table-cell office:value-type="float" office:value="15">
            <text:p>15</text:p>
          </table:table-cell>
          <table:table-cell office:value-type="string">
            <text:p>record init keys test results</text:p>
          </table:table-cell>
          <table:table-cell office:value-type="string">
            <text:p>file2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6">
            <text:p>16</text:p>
          </table:table-cell>
          <table:table-cell office:value-type="string">
            <text:p>run freshVals file.ext file2.ext</text:p>
          </table:table-cell>
          <table:table-cell office:value-type="string">
            <text:p>file2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freshVals file2 file2</text:p>
          </table:table-cell>
          <table:table-cell/>
        </table:table-row>
        <table:table-row table:style-name="ro2">
          <table:table-cell table:number-columns-repeated="8"/>
          <table:table-cell office:value-type="float" office:value="17">
            <text:p>17</text:p>
          </table:table-cell>
          <table:table-cell office:value-type="string">
            <text:p>record init format test results</text:p>
          </table:table-cell>
          <table:table-cell office:value-type="string">
            <text:p>file2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8">
            <text:p>18</text:p>
          </table:table-cell>
          <table:table-cell office:value-type="string">
            <text:p>run bruteParse file.ext file2.ext list&lt;string&gt;</text:p>
          </table:table-cell>
          <table:table-cell office:value-type="string">
            <text:p>file2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bruteParse file2 file2 datatype</text:p>
          </table:table-cell>
          <table:table-cell/>
        </table:table-row>
        <table:table-row table:style-name="ro2">
          <table:table-cell table:number-columns-repeated="8"/>
          <table:table-cell office:value-type="float" office:value="19">
            <text:p>19</text:p>
          </table:table-cell>
          <table:table-cell office:value-type="string">
            <text:p>record init format test results</text:p>
          </table:table-cell>
          <table:table-cell office:value-type="string">
            <text:p>file2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etc for all metadata type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0">
            <text:p>20</text:p>
          </table:table-cell>
          <table:table-cell office:value-type="string">
            <text:p>copy paste file1.ext to file1m.ext</text:p>
          </table:table-cell>
          <table:table-cell office:value-type="string">
            <text:p>file1m.ext</text:p>
          </table:table-cell>
          <table:table-cell office:value-type="string">
            <text:p>windows</text:p>
          </table:table-cell>
          <table:table-cell office:value-type="float" office:value="3">
            <text:p>3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2">
          <table:table-cell table:number-columns-repeated="8"/>
          <table:table-cell office:value-type="float" office:value="21">
            <text:p>21</text:p>
          </table:table-cell>
          <table:table-cell office:value-type="string">
            <text:p>change title metadata's value</text:p>
          </table:table-cell>
          <table:table-cell office:value-type="string">
            <text:p>file1m.ext</text:p>
          </table:table-cell>
          <table:table-cell office:value-type="string">
            <text:p>windows</text:p>
          </table:table-cell>
          <table:table-cell office:value-type="float" office:value="3">
            <text:p>3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22">
            <text:p>22</text:p>
          </table:table-cell>
          <table:table-cell office:value-type="string">
            <text:p>compAllVals file1.ext file1m.ext</text:p>
          </table:table-cell>
          <table:table-cell office:value-type="string">
            <text:p>file1m.ext</text:p>
          </table:table-cell>
          <table:table-cell office:value-type="string">
            <text:p>linux python</text:p>
          </table:table-cell>
          <table:table-cell office:value-type="float" office:value="3">
            <text:p>3</text:p>
          </table:table-cell>
          <table:table-cell office:value-type="string">
            <text:p>compAllVal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23">
            <text:p>23</text:p>
          </table:table-cell>
          <table:table-cell office:value-type="string">
            <text:p>record modify test results</text:p>
          </table:table-cell>
          <table:table-cell office:value-type="string">
            <text:p>file1m.ext</text:p>
          </table:table-cell>
          <table:table-cell office:value-type="string">
            <text:p>spreadshee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4">
            <text:p>24</text:p>
          </table:table-cell>
          <table:table-cell office:value-type="string">
            <text:p>copy paste file2.ext to file2m.ext</text:p>
          </table:table-cell>
          <table:table-cell office:value-type="string">
            <text:p>file2m.ext</text:p>
          </table:table-cell>
          <table:table-cell office:value-type="string">
            <text:p>windows</text:p>
          </table:table-cell>
          <table:table-cell office:value-type="float" office:value="3">
            <text:p>3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2">
          <table:table-cell table:number-columns-repeated="8"/>
          <table:table-cell office:value-type="float" office:value="25">
            <text:p>25</text:p>
          </table:table-cell>
          <table:table-cell office:value-type="string">
            <text:p>change artist metadata's value</text:p>
          </table:table-cell>
          <table:table-cell office:value-type="string">
            <text:p>file2m.ext</text:p>
          </table:table-cell>
          <table:table-cell office:value-type="string">
            <text:p>windows</text:p>
          </table:table-cell>
          <table:table-cell office:value-type="float" office:value="3">
            <text:p>3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26">
            <text:p>26</text:p>
          </table:table-cell>
          <table:table-cell office:value-type="string">
            <text:p>compAllVals file2.ext file2m.ext</text:p>
          </table:table-cell>
          <table:table-cell office:value-type="string">
            <text:p>file2m.ext</text:p>
          </table:table-cell>
          <table:table-cell office:value-type="string">
            <text:p>linux python</text:p>
          </table:table-cell>
          <table:table-cell office:value-type="float" office:value="3">
            <text:p>3</text:p>
          </table:table-cell>
          <table:table-cell office:value-type="string">
            <text:p>compAllVal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">
            <text:p>27</text:p>
          </table:table-cell>
          <table:table-cell office:value-type="string">
            <text:p>record modify test results</text:p>
          </table:table-cell>
          <table:table-cell office:value-type="string">
            <text:p>file2m.ext</text:p>
          </table:table-cell>
          <table:table-cell office:value-type="string">
            <text:p>spreadshee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etc for all metadata type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8">
            <text:p>28</text:p>
          </table:table-cell>
          <table:table-cell office:value-type="string">
            <text:p>copy paste file1m.ext to file1r.ext</text:p>
          </table:table-cell>
          <table:table-cell office:value-type="string">
            <text:p>file1r.ext</text:p>
          </table:table-cell>
          <table:table-cell office:value-type="string">
            <text:p>windows</text:p>
          </table:table-cell>
          <table:table-cell office:value-type="string">
            <text:p>4a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1">
          <table:table-cell table:number-columns-repeated="8"/>
          <table:table-cell office:value-type="float" office:value="29">
            <text:p>29</text:p>
          </table:table-cell>
          <table:table-cell office:value-type="string">
            <text:p>change title's metadata value to ""</text:p>
          </table:table-cell>
          <table:table-cell office:value-type="string">
            <text:p>file1r.ext</text:p>
          </table:table-cell>
          <table:table-cell office:value-type="string">
            <text:p>windows</text:p>
          </table:table-cell>
          <table:table-cell office:value-type="string">
            <text:p>4a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30">
            <text:p>30</text:p>
          </table:table-cell>
          <table:table-cell office:value-type="string">
            <text:p>missingKeys file1m.ext file1r.ext</text:p>
          </table:table-cell>
          <table:table-cell office:value-type="string">
            <text:p>file1r.ext</text:p>
          </table:table-cell>
          <table:table-cell office:value-type="string">
            <text:p>linux python</text:p>
          </table:table-cell>
          <table:table-cell office:value-type="string">
            <text:p>4a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31">
            <text:p>31</text:p>
          </table:table-cell>
          <table:table-cell office:value-type="string">
            <text:p>record remove/wipe test result</text:p>
          </table:table-cell>
          <table:table-cell office:value-type="string">
            <text:p>file1r.ext</text:p>
          </table:table-cell>
          <table:table-cell office:value-type="string">
            <text:p>spreadsheet</text:p>
          </table:table-cell>
          <table:table-cell office:value-type="string">
            <text:p>4a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32">
            <text:p>32</text:p>
          </table:table-cell>
          <table:table-cell office:value-type="string">
            <text:p>compAllVals file1m.ext file1r.ext</text:p>
          </table:table-cell>
          <table:table-cell office:value-type="string">
            <text:p>file1.ext</text:p>
          </table:table-cell>
          <table:table-cell office:value-type="string">
            <text:p>linux python</text:p>
          </table:table-cell>
          <table:table-cell office:value-type="string">
            <text:p>4a</text:p>
          </table:table-cell>
          <table:table-cell office:value-type="string">
            <text:p>compAllVal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33">
            <text:p>33</text:p>
          </table:table-cell>
          <table:table-cell office:value-type="string">
            <text:p>record remove/wipe test result</text:p>
          </table:table-cell>
          <table:table-cell office:value-type="string">
            <text:p>file1r.ext</text:p>
          </table:table-cell>
          <table:table-cell office:value-type="string">
            <text:p>spreadsheet</text:p>
          </table:table-cell>
          <table:table-cell office:value-type="string">
            <text:p>4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4">
            <text:p>34</text:p>
          </table:table-cell>
          <table:table-cell office:value-type="string">
            <text:p>copy paste file2m.ext to file2r.ext</text:p>
          </table:table-cell>
          <table:table-cell office:value-type="string">
            <text:p>file2r.ext</text:p>
          </table:table-cell>
          <table:table-cell office:value-type="string">
            <text:p>windows</text:p>
          </table:table-cell>
          <table:table-cell office:value-type="string">
            <text:p>4a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1">
          <table:table-cell table:number-columns-repeated="8"/>
          <table:table-cell office:value-type="float" office:value="35">
            <text:p>35</text:p>
          </table:table-cell>
          <table:table-cell office:value-type="string">
            <text:p>change title's metadata value to ""</text:p>
          </table:table-cell>
          <table:table-cell office:value-type="string">
            <text:p>file2r.ext</text:p>
          </table:table-cell>
          <table:table-cell office:value-type="string">
            <text:p>windows</text:p>
          </table:table-cell>
          <table:table-cell office:value-type="string">
            <text:p>4a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36">
            <text:p>36</text:p>
          </table:table-cell>
          <table:table-cell office:value-type="string">
            <text:p>missingKeys file2m.ext file2r.ext</text:p>
          </table:table-cell>
          <table:table-cell office:value-type="string">
            <text:p>file2r.ext</text:p>
          </table:table-cell>
          <table:table-cell office:value-type="string">
            <text:p>linux python</text:p>
          </table:table-cell>
          <table:table-cell office:value-type="string">
            <text:p>4a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37">
            <text:p>37</text:p>
          </table:table-cell>
          <table:table-cell office:value-type="string">
            <text:p>record remove/wipe test result</text:p>
          </table:table-cell>
          <table:table-cell office:value-type="string">
            <text:p>file2r.ext</text:p>
          </table:table-cell>
          <table:table-cell office:value-type="string">
            <text:p>spreadsheet</text:p>
          </table:table-cell>
          <table:table-cell office:value-type="string">
            <text:p>4a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38">
            <text:p>38</text:p>
          </table:table-cell>
          <table:table-cell office:value-type="string">
            <text:p>compAllVals file2m.ext file2r.ext</text:p>
          </table:table-cell>
          <table:table-cell office:value-type="string">
            <text:p>file2.ext</text:p>
          </table:table-cell>
          <table:table-cell office:value-type="string">
            <text:p>linux python</text:p>
          </table:table-cell>
          <table:table-cell office:value-type="string">
            <text:p>4a</text:p>
          </table:table-cell>
          <table:table-cell office:value-type="string">
            <text:p>compAllVal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39">
            <text:p>39</text:p>
          </table:table-cell>
          <table:table-cell office:value-type="string">
            <text:p>record remove/wipe test result</text:p>
          </table:table-cell>
          <table:table-cell office:value-type="string">
            <text:p>file2r.ext</text:p>
          </table:table-cell>
          <table:table-cell office:value-type="string">
            <text:p>spreadsheet</text:p>
          </table:table-cell>
          <table:table-cell office:value-type="string">
            <text:p>4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etc for all metadata types</text:p>
          </table:table-cell>
          <table:table-cell table:number-columns-repeated="2"/>
          <table:table-cell office:value-type="string">
            <text:p>4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0">
            <text:p>40</text:p>
          </table:table-cell>
          <table:table-cell office:value-type="string">
            <text:p>copy paste file1m.ext to file1w.ext</text:p>
          </table:table-cell>
          <table:table-cell office:value-type="string">
            <text:p>file1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1">
          <table:table-cell table:number-columns-repeated="8"/>
          <table:table-cell office:value-type="float" office:value="41">
            <text:p>41</text:p>
          </table:table-cell>
          <table:table-cell office:value-type="string">
            <text:p>remove title metadata from file1w.ext</text:p>
          </table:table-cell>
          <table:table-cell office:value-type="string">
            <text:p>file1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42">
            <text:p>42</text:p>
          </table:table-cell>
          <table:table-cell office:value-type="string">
            <text:p>missingKeys file1m.ext file1w.ext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43">
            <text:p>43</text:p>
          </table:table-cell>
          <table:table-cell office:value-type="string">
            <text:p>record wipe key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44">
            <text:p>44</text:p>
          </table:table-cell>
          <table:table-cell office:value-type="string">
            <text:p>niaveFetch file1m.ext file1w.ext 1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niaveFetch file1 file2 key#</text:p>
          </table:table-cell>
          <table:table-cell/>
        </table:table-row>
        <table:table-row table:style-name="ro2">
          <table:table-cell table:number-columns-repeated="8"/>
          <table:table-cell office:value-type="float" office:value="45">
            <text:p>45</text:p>
          </table:table-cell>
          <table:table-cell office:value-type="string">
            <text:p>refreshCheck file1m.ext file1w.ext 1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refreshCheck file1 file2 key#</text:p>
          </table:table-cell>
          <table:table-cell/>
        </table:table-row>
        <table:table-row table:style-name="ro1">
          <table:table-cell table:number-columns-repeated="8"/>
          <table:table-cell office:value-type="float" office:value="46">
            <text:p>46</text:p>
          </table:table-cell>
          <table:table-cell office:value-type="string">
            <text:p>record wipe value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47">
            <text:p>47</text:p>
          </table:table-cell>
          <table:table-cell office:value-type="string">
            <text:p>niaveFetch file1m.ext file1w.ext 2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niaveFetch file1 file2 key#</text:p>
          </table:table-cell>
          <table:table-cell/>
        </table:table-row>
        <table:table-row table:style-name="ro2">
          <table:table-cell table:number-columns-repeated="8"/>
          <table:table-cell office:value-type="float" office:value="48">
            <text:p>48</text:p>
          </table:table-cell>
          <table:table-cell office:value-type="string">
            <text:p>refreshCheck file1m.ext file1w.ext 2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refreshCheck file1 file2 key#</text:p>
          </table:table-cell>
          <table:table-cell/>
        </table:table-row>
        <table:table-row table:style-name="ro1">
          <table:table-cell table:number-columns-repeated="8"/>
          <table:table-cell office:value-type="float" office:value="49">
            <text:p>49</text:p>
          </table:table-cell>
          <table:table-cell office:value-type="string">
            <text:p>record wipe value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repeat last few steps for other missing keys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0">
            <text:p>50</text:p>
          </table:table-cell>
          <table:table-cell office:value-type="string">
            <text:p>copy paste file1m.ext to file1w.ext</text:p>
          </table:table-cell>
          <table:table-cell office:value-type="string">
            <text:p>file1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1">
          <table:table-cell table:number-columns-repeated="8"/>
          <table:table-cell office:value-type="float" office:value="51">
            <text:p>51</text:p>
          </table:table-cell>
          <table:table-cell office:value-type="string">
            <text:p>remove artist metadata from file1w.ext</text:p>
          </table:table-cell>
          <table:table-cell office:value-type="string">
            <text:p>file1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52">
            <text:p>52</text:p>
          </table:table-cell>
          <table:table-cell office:value-type="string">
            <text:p>missingKeys file1m.ext file1w.ext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53">
            <text:p>53</text:p>
          </table:table-cell>
          <table:table-cell office:value-type="string">
            <text:p>record wipe key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54">
            <text:p>54</text:p>
          </table:table-cell>
          <table:table-cell office:value-type="string">
            <text:p>niaveFetch file1m.ext file1w.ext 1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niaveFetch file1 file2 key#</text:p>
          </table:table-cell>
          <table:table-cell/>
        </table:table-row>
        <table:table-row table:style-name="ro2">
          <table:table-cell table:number-columns-repeated="8"/>
          <table:table-cell office:value-type="float" office:value="55">
            <text:p>55</text:p>
          </table:table-cell>
          <table:table-cell office:value-type="string">
            <text:p>refreshCheck file1m.ext file1w.ext 1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refreshCheck file1 file2 key#</text:p>
          </table:table-cell>
          <table:table-cell/>
        </table:table-row>
        <table:table-row table:style-name="ro1">
          <table:table-cell table:number-columns-repeated="8"/>
          <table:table-cell office:value-type="float" office:value="56">
            <text:p>56</text:p>
          </table:table-cell>
          <table:table-cell office:value-type="string">
            <text:p>record wipe value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repeat last few steps for other missing keys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6">
            <text:p>56</text:p>
          </table:table-cell>
          <table:table-cell office:value-type="string">
            <text:p>copy paste file2m.ext to file2w.ext</text:p>
          </table:table-cell>
          <table:table-cell office:value-type="string">
            <text:p>file2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1">
          <table:table-cell table:number-columns-repeated="8"/>
          <table:table-cell office:value-type="float" office:value="57">
            <text:p>57</text:p>
          </table:table-cell>
          <table:table-cell office:value-type="string">
            <text:p>remove artist metadata from file2w.ext</text:p>
          </table:table-cell>
          <table:table-cell office:value-type="string">
            <text:p>file2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58">
            <text:p>58</text:p>
          </table:table-cell>
          <table:table-cell office:value-type="string">
            <text:p>missingKeys file2m.ext file2w.ext</text:p>
          </table:table-cell>
          <table:table-cell office:value-type="string">
            <text:p>file2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59">
            <text:p>59</text:p>
          </table:table-cell>
          <table:table-cell office:value-type="string">
            <text:p>record wipe key test results</text:p>
          </table:table-cell>
          <table:table-cell office:value-type="string">
            <text:p>file2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60">
            <text:p>60</text:p>
          </table:table-cell>
          <table:table-cell office:value-type="string">
            <text:p>niaveFetch file2m.ext file2w.ext 1</text:p>
          </table:table-cell>
          <table:table-cell office:value-type="string">
            <text:p>file2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niaveFetch file1 file2 key#</text:p>
          </table:table-cell>
          <table:table-cell/>
        </table:table-row>
        <table:table-row table:style-name="ro2">
          <table:table-cell table:number-columns-repeated="8"/>
          <table:table-cell office:value-type="float" office:value="61">
            <text:p>61</text:p>
          </table:table-cell>
          <table:table-cell office:value-type="string">
            <text:p>refreshCheck file2m.ext file2w.ext 1</text:p>
          </table:table-cell>
          <table:table-cell office:value-type="string">
            <text:p>file2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refreshCheck file1 file2 key#</text:p>
          </table:table-cell>
          <table:table-cell/>
        </table:table-row>
        <table:table-row table:style-name="ro1">
          <table:table-cell table:number-columns-repeated="8"/>
          <table:table-cell office:value-type="float" office:value="62">
            <text:p>62</text:p>
          </table:table-cell>
          <table:table-cell office:value-type="string">
            <text:p>record wipe value test results</text:p>
          </table:table-cell>
          <table:table-cell office:value-type="string">
            <text:p>file2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repeat last few steps for other missing keys</text:p>
          </table:table-cell>
          <table:table-cell table:number-columns-repeated="5"/>
        </table:table-row>
      </table:table>
      <table:table table:name="Testing 2 results" table:style-name="ta1" table:print="false">
        <table:table-column table:style-name="co1" table:default-cell-style-name="ce14"/>
        <table:table-column table:style-name="co17" table:default-cell-style-name="Default"/>
        <table:table-column table:style-name="co18" table:default-cell-style-name="Default"/>
        <table:table-column table:style-name="co1" table:default-cell-style-name="ce16"/>
        <table:table-column table:style-name="co19" table:visibility="collapse" table:default-cell-style-name="Default"/>
        <table:table-column table:style-name="co1" table:default-cell-style-name="ce14"/>
        <table:table-column table:style-name="co17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4"/>
        <table:table-column table:style-name="co24" table:default-cell-style-name="Default"/>
        <table:table-column table:style-name="co25" table:default-cell-style-name="ce16"/>
        <table:table-column table:style-name="co1" table:default-cell-style-name="ce14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ce16"/>
        <table:table-column table:style-name="co31" table:default-cell-style-name="ce14"/>
        <table:table-column table:style-name="co1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9" table:default-cell-style-name="ce16"/>
        <table:table-column table:style-name="co1" table:default-cell-style-name="ce14"/>
        <table:table-column table:style-name="co1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default-cell-style-name="ce14"/>
        <table:table-column table:style-name="co29" table:default-cell-style-name="ce16"/>
        <table:table-column table:style-name="co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Default"/>
        <table:table-column table:style-name="co1" table:number-columns-repeated="981" table:default-cell-style-name="Default"/>
        <table:table-row table:style-name="ro2">
          <table:table-cell table:style-name="ce12" office:value-type="float" office:value="1" table:number-columns-spanned="4" table:number-rows-spanned="1">
            <text:p>1</text:p>
          </table:table-cell>
          <table:covered-table-cell table:number-columns-repeated="3"/>
          <table:table-cell/>
          <table:table-cell table:style-name="ce13" office:value-type="float" office:value="2" table:number-columns-spanned="10" table:number-rows-spanned="1">
            <text:p>2</text:p>
          </table:table-cell>
          <table:covered-table-cell table:number-columns-repeated="6"/>
          <table:covered-table-cell table:style-name="ce20"/>
          <table:covered-table-cell table:style-name="ce24"/>
          <table:covered-table-cell/>
          <table:table-cell table:style-name="ce12" office:value-type="float" office:value="3" table:number-columns-spanned="8" table:number-rows-spanned="1">
            <text:p>3</text:p>
          </table:table-cell>
          <table:covered-table-cell table:number-columns-repeated="6" table:style-name="ce24"/>
          <table:covered-table-cell table:style-name="ce28"/>
          <table:table-cell table:style-name="ce12" office:value-type="string" table:number-columns-spanned="6" table:number-rows-spanned="1">
            <text:p>4a</text:p>
          </table:table-cell>
          <table:covered-table-cell table:number-columns-repeated="4" table:style-name="ce24"/>
          <table:covered-table-cell table:style-name="ce28"/>
          <table:table-cell table:style-name="ce12" office:value-type="string" table:number-columns-spanned="7" table:number-rows-spanned="1">
            <text:p>4b</text:p>
          </table:table-cell>
          <table:covered-table-cell table:number-columns-repeated="4" table:style-name="ce24"/>
          <table:covered-table-cell table:style-name="ce20"/>
          <table:covered-table-cell table:style-name="ce28"/>
          <table:table-cell table:number-columns-repeated="5"/>
          <table:table-cell office:value-type="string">
            <text:p><text:s/></text:p>
          </table:table-cell>
          <table:table-cell table:number-columns-repeated="981"/>
        </table:table-row>
        <table:table-row table:style-name="ro2">
          <table:table-cell table:style-name="ce13" office:value-type="string" table:number-columns-spanned="4" table:number-rows-spanned="1">
            <text:p>download fresh file with no metadata into windows</text:p>
          </table:table-cell>
          <table:covered-table-cell table:number-columns-repeated="2" table:style-name="ce15"/>
          <table:covered-table-cell table:style-name="ce19"/>
          <table:table-cell office:value-type="string">
            <text:p>does copying perfectly duplicate metadata?</text:p>
          </table:table-cell>
          <table:table-cell table:style-name="ce13" office:value-type="string" table:number-columns-spanned="10" table:number-rows-spanned="1">
            <text:p>add a new kind of metadata to the file using the windows file properties manager/viewer. do this one datatype at a time. write parsing function if needed to read the value</text:p>
          </table:table-cell>
          <table:covered-table-cell table:number-columns-repeated="6" table:style-name="ce15"/>
          <table:covered-table-cell table:style-name="ce22"/>
          <table:covered-table-cell table:style-name="ce25"/>
          <table:covered-table-cell table:style-name="ce19"/>
          <table:table-cell table:style-name="ce13" office:value-type="string" table:number-columns-spanned="8" table:number-rows-spanned="1">
            <text:p>modify metadata values that we initialized earlier. Check the format of the new values and which values change</text:p>
          </table:table-cell>
          <table:covered-table-cell table:number-columns-repeated="6" table:style-name="ce25"/>
          <table:covered-table-cell table:style-name="ce29"/>
          <table:table-cell table:style-name="ce13" office:value-type="string" table:number-columns-spanned="6" table:number-rows-spanned="1">
            <text:p>erase a value, leaving a blank value. Check if key still exists of if it's just a key with an empty value</text:p>
          </table:table-cell>
          <table:covered-table-cell table:number-columns-repeated="4" table:style-name="ce25"/>
          <table:covered-table-cell table:style-name="ce29"/>
          <table:table-cell table:style-name="ce13" office:value-type="string" table:number-columns-spanned="7" table:number-rows-spanned="1">
            <text:p>completely remove a metadata value. Don't leave a blank value, make sure windows doesn't even it show a value for it.</text:p>
          </table:table-cell>
          <table:covered-table-cell table:number-columns-repeated="4" table:style-name="ce25"/>
          <table:covered-table-cell table:style-name="ce22"/>
          <table:covered-table-cell table:style-name="ce29"/>
          <table:table-cell table:style-name="ce15" table:number-columns-repeated="987"/>
        </table:table-row>
        <table:table-row table:style-name="ro1">
          <table:table-cell table:style-name="ce12" office:value-type="string" table:number-columns-spanned="4" table:number-rows-spanned="1">
            <text:p>control test</text:p>
          </table:table-cell>
          <table:covered-table-cell table:number-columns-repeated="3"/>
          <table:table-cell/>
          <table:table-cell table:style-name="ce20" office:value-type="string" table:number-columns-spanned="7" table:number-rows-spanned="1">
            <text:p>init keys test</text:p>
          </table:table-cell>
          <table:covered-table-cell table:number-columns-repeated="6"/>
          <table:table-cell table:style-name="ce12" office:value-type="string" table:number-columns-spanned="3" table:number-rows-spanned="1">
            <text:p>init format test (done alongside init keys)</text:p>
          </table:table-cell>
          <table:covered-table-cell table:style-name="ce24"/>
          <table:covered-table-cell/>
          <table:table-cell table:style-name="ce12" office:value-type="string" table:number-columns-spanned="8" table:number-rows-spanned="1">
            <text:p>modify test</text:p>
          </table:table-cell>
          <table:covered-table-cell table:number-columns-repeated="6" table:style-name="ce24"/>
          <table:covered-table-cell table:style-name="ce28"/>
          <table:table-cell table:style-name="ce12" office:value-type="string" table:number-columns-spanned="6" table:number-rows-spanned="1">
            <text:p>remove/wipe test</text:p>
          </table:table-cell>
          <table:covered-table-cell table:number-columns-repeated="4" table:style-name="ce24"/>
          <table:covered-table-cell table:style-name="ce28"/>
          <table:table-cell table:style-name="ce20" office:value-type="string" table:number-columns-spanned="5" table:number-rows-spanned="1">
            <text:p>wipe key test</text:p>
          </table:table-cell>
          <table:covered-table-cell table:number-columns-repeated="4" table:style-name="ce24"/>
          <table:table-cell table:style-name="ce12" office:value-type="string" table:number-columns-spanned="2" table:number-rows-spanned="1">
            <text:p>wipe value test</text:p>
          </table:table-cell>
          <table:covered-table-cell table:style-name="ce28"/>
          <table:table-cell table:number-columns-repeated="987"/>
        </table:table-row>
        <table:table-row table:style-name="ro1">
          <table:table-cell office:value-type="string">
            <text:p>filetype</text:p>
          </table:table-cell>
          <table:table-cell office:value-type="string">
            <text:p>blank filename</text:p>
          </table:table-cell>
          <table:table-cell office:value-type="string">
            <text:p>existing tags</text:p>
          </table:table-cell>
          <table:table-cell office:value-type="string">
            <text:p>values</text:p>
          </table:table-cell>
          <table:table-cell/>
          <table:table-cell office:value-type="string">
            <text:p>filetype</text:p>
          </table:table-cell>
          <table:table-cell office:value-type="string">
            <text:p>blank filename</text:p>
          </table:table-cell>
          <table:table-cell office:value-type="string">
            <text:p>new file</text:p>
          </table:table-cell>
          <table:table-cell office:value-type="string">
            <text:p>field name</text:p>
          </table:table-cell>
          <table:table-cell office:value-type="string">
            <text:p>metadata type (previously uninitialized)</text:p>
          </table:table-cell>
          <table:table-cell office:value-type="string">
            <text:p>value added</text:p>
          </table:table-cell>
          <table:table-cell office:value-type="string">
            <text:p>exif keys now present</text:p>
          </table:table-cell>
          <table:table-cell office:value-type="string">
            <text:p>raw value tied to each key</text:p>
          </table:table-cell>
          <table:table-cell office:value-type="string">
            <text:p>format notes</text:p>
          </table:table-cell>
          <table:table-cell office:value-type="string">
            <text:p>parser for value made?</text:p>
          </table:table-cell>
          <table:table-cell office:value-type="string">
            <text:p>filetype</text:p>
          </table:table-cell>
          <table:table-cell office:value-type="string">
            <text:p>filename</text:p>
          </table:table-cell>
          <table:table-cell office:value-type="string">
            <text:p>metadata type (initialized)</text:p>
          </table:table-cell>
          <table:table-cell office:value-type="string">
            <text:p>key</text:p>
          </table:table-cell>
          <table:table-cell office:value-type="string">
            <text:p>new value</text:p>
          </table:table-cell>
          <table:table-cell office:value-type="string">
            <text:p>new raw value</text:p>
          </table:table-cell>
          <table:table-cell office:value-type="string">
            <text:p>changes to values in other keys?</text:p>
          </table:table-cell>
          <table:table-cell office:value-type="string">
            <text:p>does our parser still work?</text:p>
          </table:table-cell>
          <table:table-cell office:value-type="string">
            <text:p>filetype</text:p>
          </table:table-cell>
          <table:table-cell office:value-type="string">
            <text:p>filename</text:p>
          </table:table-cell>
          <table:table-cell office:value-type="string">
            <text:p>metadata type (initialized)</text:p>
          </table:table-cell>
          <table:table-cell office:value-type="string">
            <text:p>keys affected</text:p>
          </table:table-cell>
          <table:table-cell office:value-type="string">
            <text:p>does windows allow blank value?</text:p>
          </table:table-cell>
          <table:table-cell office:value-type="string">
            <text:p>does key still exist?</text:p>
          </table:table-cell>
          <table:table-cell office:value-type="string">
            <text:p>filetype</text:p>
          </table:table-cell>
          <table:table-cell office:value-type="string">
            <text:p>filename</text:p>
          </table:table-cell>
          <table:table-cell office:value-type="string">
            <text:p>metadata type (initialized)</text:p>
          </table:table-cell>
          <table:table-cell office:value-type="string">
            <text:p>keys affected</text:p>
          </table:table-cell>
          <table:table-cell office:value-type="string">
            <text:p>was key removed?</text:p>
          </table:table-cell>
          <table:table-cell office:value-type="string">
            <text:p>key</text:p>
          </table:table-cell>
          <table:table-cell office:value-type="string">
            <text:p>can we still fetch the value?</text:p>
          </table:table-cell>
          <table:table-cell table:number-columns-repeated="987"/>
        </table:table-row>
        <table:table-row table:style-name="ro7">
          <table:table-cell office:value-type="string">
            <text:p>jpeg</text:p>
          </table:table-cell>
          <table:table-cell office:value-type="string">
            <text:p>skull.jpg</text:p>
          </table:table-cell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1.jpg</text:p>
          </table:table-cell>
          <table:table-cell table:number-columns-repeated="2" office:value-type="string">
            <text:p>Title</text:p>
          </table:table-cell>
          <table:table-cell table:style-name="ce17" office:value-type="string">
            <text:p>sample title</text:p>
          </table:table-cell>
          <table:table-cell office:value-type="string">
            <text:p>Exif.Image.ImageDescription</text:p>
          </table:table-cell>
          <table:table-cell office:value-type="string">
            <text:p>sample title</text:p>
          </table:table-cell>
          <table:table-cell office:value-type="string">
            <text:p>&lt;class 'str'&gt;</text:p>
          </table:table-cell>
          <table:table-cell office:value-type="string">
            <text:p>f_metadata2[key].value</text:p>
          </table:table-cell>
          <table:table-cell table:number-columns-repeated="4"/>
          <table:table-cell table:style-name="ce17" office:value-type="string">
            <text:p>communism</text:p>
          </table:table-cell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Image.ExifTag</text:p>
          </table:table-cell>
          <table:table-cell office:value-type="float" office:value="2136">
            <text:p>2136</text:p>
          </table:table-cell>
          <table:table-cell office:value-type="string">
            <text:p>&lt;class 'int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Photo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Image.XPTitle</text:p>
          </table:table-cell>
          <table:table-cell office:value-type="string">
            <text:p>115 0 97 0 109 0 112 0 108 0 101 0 32 0 116 0 105 0 116 0 108 0 101 0 0 0</text:p>
          </table:table-cell>
          <table:table-cell office:value-type="string">
            <text:p>&lt;class 'str'&gt;</text:p>
          </table:table-cell>
          <table:table-cell office:value-type="string">
            <text:p>MetadataManager.raw_to_cleanStr(f_metadata2[key].value)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Image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Xmp.dc.title</text:p>
          </table:table-cell>
          <table:table-cell office:value-type="string">
            <text:p>{'x-default': 'sample title'}</text:p>
          </table:table-cell>
          <table:table-cell office:value-type="string">
            <text:p>&lt;class 'dict'&gt;</text:p>
          </table:table-cell>
          <table:table-cell office:value-type="string">
            <text:p>f_metadata2[key].value['x-default']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Xmp.dc.description</text:p>
          </table:table-cell>
          <table:table-cell office:value-type="string">
            <text:p>{'x-default': 'sample title'}</text:p>
          </table:table-cell>
          <table:table-cell office:value-type="string">
            <text:p>&lt;class 'dict'&gt;</text:p>
          </table:table-cell>
          <table:table-cell office:value-type="string">
            <text:p>f_metadata2[key].value['x-default']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Xmp.xmpMM.InstanceID</text:p>
          </table:table-cell>
          <table:table-cell office:value-type="string">
            <text:p>uuid:faf5bdd5-ba3d-11da-ad31-d33d75182f1b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1">
          <table:table-cell table:number-columns-repeated="10"/>
          <table:table-cell table:style-name="ce17"/>
          <table:table-cell table:number-columns-repeated="8"/>
          <table:table-cell table:style-name="ce17"/>
          <table:table-cell table:number-columns-repeated="1003"/>
        </table:table-row>
        <table:table-row table:style-name="ro7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2.jpg</text:p>
          </table:table-cell>
          <table:table-cell office:value-type="string">
            <text:p>Subject</text:p>
          </table:table-cell>
          <table:table-cell office:value-type="string">
            <text:p>Description</text:p>
          </table:table-cell>
          <table:table-cell table:style-name="ce17" office:value-type="string">
            <text:p>this isn't a good picture</text:p>
          </table:table-cell>
          <table:table-cell office:value-type="string">
            <text:p>Exif.Image.ExifTag</text:p>
          </table:table-cell>
          <table:table-cell office:value-type="float" office:value="2110">
            <text:p>2110</text:p>
          </table:table-cell>
          <table:table-cell office:value-type="string">
            <text:p>&lt;class 'int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 office:value-type="string">
            <text:p>mood</text:p>
          </table:table-cell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Photo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Image.XPSubject</text:p>
          </table:table-cell>
          <table:table-cell office:value-type="string">
            <text:p>116 0 104 0 105 0 115 0 32 0 105 0 115 0 110 0 39 0 116 0 32 0 97 0 32 0 103 0 111 0 111 0 100 0 32 0 112 0 105 0 99 0 116 0 117 0 114 0 101 0 0 0</text:p>
          </table:table-cell>
          <table:table-cell office:value-type="string">
            <text:p>&lt;class 'str'&gt;</text:p>
          </table:table-cell>
          <table:table-cell office:value-type="string">
            <text:p>MetadataManager.raw_to_cleanStr(f_metadata2[key].value)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Image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1" table:number-rows-repeated="5">
          <table:table-cell table:number-columns-repeated="10"/>
          <table:table-cell table:style-name="ce17"/>
          <table:table-cell table:number-columns-repeated="8"/>
          <table:table-cell table:style-name="ce17"/>
          <table:table-cell table:number-columns-repeated="1003"/>
        </table:table-row>
        <table:table-row table:style-name="ro7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3.jpg</text:p>
          </table:table-cell>
          <table:table-cell office:value-type="string">
            <text:p>Comments</text:p>
          </table:table-cell>
          <table:table-cell office:value-type="string">
            <text:p>Description</text:p>
          </table:table-cell>
          <table:table-cell table:style-name="ce17" office:value-type="string">
            <text:p>this is the only picture we have of my grandpa</text:p>
          </table:table-cell>
          <table:table-cell office:value-type="string">
            <text:p>Exif.Image.ExifTag</text:p>
          </table:table-cell>
          <table:table-cell office:value-type="float" office:value="2110">
            <text:p>2110</text:p>
          </table:table-cell>
          <table:table-cell office:value-type="string">
            <text:p>&lt;class 'int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 office:value-type="string">
            <text:p>it's really fun~ to. do this :)c</text:p>
          </table:table-cell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Photo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Image.XPComment</text:p>
          </table:table-cell>
          <table:table-cell office:value-type="string">
            <text:p>116 0 104 0 105 0 115 0 32 0 105 0 115 0 32 0 116 0 104 0 101 0 32 0 111 0 110 0 108 0 121 0 32 0 112 0 105 0 99 0 116 0 117 0 114 0 101 0 32 0 119 0 101 0 32 0 104 0 97 0 118 0 101 0 32 0 111 0 102 0 32 0 109 0 121 0 32 0 103 0 114 0 97 0 110 0 100 0 112 0 97 0 0 0</text:p>
          </table:table-cell>
          <table:table-cell office:value-type="string">
            <text:p>&lt;class 'str'&gt;</text:p>
          </table:table-cell>
          <table:table-cell office:value-type="string">
            <text:p>MetadataManager.raw_to_cleanStr(f_metadata2[key].value)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Image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1" table:number-rows-repeated="4">
          <table:table-cell table:number-columns-repeated="10"/>
          <table:table-cell table:style-name="ce17"/>
          <table:table-cell table:number-columns-repeated="8"/>
          <table:table-cell table:style-name="ce17"/>
          <table:table-cell table:number-columns-repeated="1003"/>
        </table:table-row>
        <table:table-row table:style-name="ro1">
          <table:table-cell table:number-columns-repeated="10"/>
          <table:table-cell table:style-name="ce17"/>
          <table:table-cell table:number-columns-repeated="3"/>
          <table:table-cell table:style-name="Default"/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4.jpg</text:p>
          </table:table-cell>
          <table:table-cell table:number-columns-repeated="2" office:value-type="string">
            <text:p>Rating</text:p>
          </table:table-cell>
          <table:table-cell table:style-name="ce17" office:value-type="float" office:value="2">
            <text:p>2</text:p>
          </table:table-cell>
          <table:table-cell office:value-type="string">
            <text:p>Exif.Image.Rating</text:p>
          </table:table-cell>
          <table:table-cell office:value-type="float" office:value="2">
            <text:p>2</text:p>
          </table:table-cell>
          <table:table-cell office:value-type="string">
            <text:p>&lt;class 'int'&gt;</text:p>
          </table:table-cell>
          <table:table-cell table:style-name="Default" office:value-type="string">
            <text:p>f_metadata2[key].value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Image.RatingPercent</text:p>
          </table:table-cell>
          <table:table-cell office:value-type="float" office:value="25">
            <text:p>25</text:p>
          </table:table-cell>
          <table:table-cell office:value-type="string">
            <text:p>&lt;class 'int'&gt;</text:p>
          </table:table-cell>
          <table:table-cell table:style-name="Default" office:value-type="string">
            <text:p>f_metadata2[key].value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Image.ExifTag</text:p>
          </table:table-cell>
          <table:table-cell office:value-type="float" office:value="2122">
            <text:p>2122</text:p>
          </table:table-cell>
          <table:table-cell office:value-type="string">
            <text:p>&lt;class 'int'&gt;</text:p>
          </table:table-cell>
          <table:table-cell table:style-name="Default"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Photo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table:style-name="Default"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Image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Xmp.xmp.Rating</text:p>
          </table:table-cell>
          <table:table-cell office:value-type="float" office:value="2">
            <text:p>2</text:p>
          </table:table-cell>
          <table:table-cell office:value-type="string">
            <text:p>&lt;class 'int'&gt;</text:p>
          </table:table-cell>
          <table:table-cell office:value-type="string">
            <text:p>f_metadata2[key].value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Xmp.MicrosoftPhoto.Rating</text:p>
          </table:table-cell>
          <table:table-cell office:value-type="float" office:value="25">
            <text:p>25</text:p>
          </table:table-cell>
          <table:table-cell office:value-type="string">
            <text:p>&lt;class 'str'&gt;</text:p>
          </table:table-cell>
          <table:table-cell office:value-type="string">
            <text:p>f_metadata2[key].value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Xmp.xmpMM.InstanceID</text:p>
          </table:table-cell>
          <table:table-cell office:value-type="string">
            <text:p>uuid:faf5bdd5-ba3d-11da-ad31-d33d75182f1b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1">
          <table:table-cell table:number-columns-repeated="10"/>
          <table:table-cell table:style-name="ce17"/>
          <table:table-cell table:number-columns-repeated="8"/>
          <table:table-cell table:style-name="ce17"/>
          <table:table-cell table:number-columns-repeated="1003"/>
        </table:table-row>
        <table:table-row table:style-name="ro7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5.jpg</text:p>
          </table:table-cell>
          <table:table-cell table:number-columns-repeated="2" office:value-type="string">
            <text:p>Tags</text:p>
          </table:table-cell>
          <table:table-cell office:value-type="string">
            <text:p>cat;paper;just me;Doctor;</text:p>
          </table:table-cell>
          <table:table-cell office:value-type="string">
            <text:p>Exif.Image.ExifTag</text:p>
          </table:table-cell>
          <table:table-cell office:value-type="float" office:value="2110">
            <text:p>2110</text:p>
          </table:table-cell>
          <table:table-cell office:value-type="string">
            <text:p>&lt;class 'int'&gt;</text:p>
          </table:table-cell>
          <table:table-cell office:value-type="string">
            <text:p>useless</text:p>
          </table:table-cell>
          <table:table-cell table:number-columns-repeated="4"/>
          <table:table-cell office:value-type="string">
            <text:p>cat;skeleton</text:p>
          </table:table-cell>
          <table:table-cell table:number-columns-repeated="1003"/>
        </table:table-row>
        <table:table-row table:style-name="ro7">
          <table:table-cell table:number-columns-repeated="11"/>
          <table:table-cell office:value-type="string">
            <text:p>Exif.Photo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Exif.Image.XPKeywords</text:p>
          </table:table-cell>
          <table:table-cell office:value-type="string">
            <text:p>99 0 97 0 116 0 59 0 112 0 97 0 112 0 101 0 114 0 59 0 106 0 117 0 115 0 116 0 32 0 109 0 101 0 59 0 68 0 111 0 99 0 116 0 111 0 114 0 0 0</text:p>
          </table:table-cell>
          <table:table-cell office:value-type="string">
            <text:p>&lt;class 'str'&gt;</text:p>
          </table:table-cell>
          <table:table-cell office:value-type="string">
            <text:p>MetadataManager.raw_to_cleanStr(f_metadata2[key].value)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Exif.Image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Xmp.dc.subject</text:p>
          </table:table-cell>
          <table:table-cell office:value-type="string">
            <text:p>['cat', 'paper', 'just me', 'Doctor']</text:p>
          </table:table-cell>
          <table:table-cell office:value-type="string">
            <text:p>&lt;class 'list'&gt;</text:p>
          </table:table-cell>
          <table:table-cell office:value-type="string">
            <text:p>f_metadata2[key].value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Xmp.MicrosoftPhoto.LastKeywordXMP</text:p>
          </table:table-cell>
          <table:table-cell office:value-type="string">
            <text:p>['cat', 'paper', 'just me', 'Doctor']</text:p>
          </table:table-cell>
          <table:table-cell office:value-type="string">
            <text:p>&lt;class 'list'&gt;</text:p>
          </table:table-cell>
          <table:table-cell office:value-type="string">
            <text:p>f_metadata2[key].value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Xmp.xmpMM.InstanceID</text:p>
          </table:table-cell>
          <table:table-cell office:value-type="string">
            <text:p>uuid:faf5bdd5-ba3d-11da-ad31-d33d75182f1b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1008"/>
        </table:table-row>
        <table:table-row table:style-name="ro1" table:number-rows-repeated="2">
          <table:table-cell table:number-columns-repeated="1023"/>
        </table:table-row>
        <table:table-row table:style-name="ro7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6.jpg</text:p>
          </table:table-cell>
          <table:table-cell office:value-type="string">
            <text:p>Authors</text:p>
          </table:table-cell>
          <table:table-cell office:value-type="string">
            <text:p>Artist</text:p>
          </table:table-cell>
          <table:table-cell table:style-name="ce17" office:value-type="string">
            <text:p>actor: Miles, Sam, director: Bob, Tom Fart</text:p>
          </table:table-cell>
          <table:table-cell office:value-type="string">
            <text:p>Exif.Image.Artist</text:p>
          </table:table-cell>
          <table:table-cell office:value-type="string">
            <text:p>actor: Miles;Sam;director: Bob;Tom Fart</text:p>
          </table:table-cell>
          <table:table-cell office:value-type="string">
            <text:p>&lt;class 'str'&gt;</text:p>
          </table:table-cell>
          <table:table-cell office:value-type="string">
            <text:p>f_metadata2[key].value</text:p>
          </table:table-cell>
          <table:table-cell table:number-columns-repeated="4"/>
          <table:table-cell table:style-name="ce17" office:value-type="string">
            <text:p>Paul Blart; Dr. eggman;</text:p>
          </table:table-cell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Image.ExifTag</text:p>
          </table:table-cell>
          <table:table-cell office:value-type="float" office:value="2162">
            <text:p>2162</text:p>
          </table:table-cell>
          <table:table-cell office:value-type="string">
            <text:p>&lt;class 'int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Photo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Image.XPAuthor</text:p>
          </table:table-cell>
          <table:table-cell office:value-type="string">
            <text:p>97 0 99 0 116 0 111 0 114 0 58 0 32 0 77 0 105 0 108 0 101 0 115 0 59 0 83 0 97 0 109 0 59 0 100 0 105 0 114 0 101 0 99 0 116 0 111 0 114 0 58 0 32 0 66 0 111 0 98 0 59 0 84 0 111 0 109 0 32 0 70 0 97 0 114 0 116 0 0 0</text:p>
          </table:table-cell>
          <table:table-cell office:value-type="string">
            <text:p>&lt;class 'str'&gt;</text:p>
          </table:table-cell>
          <table:table-cell office:value-type="string">
            <text:p>MetadataManager.raw_to_cleanStr(f_metadata2[key].value)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Exif.Image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Xmp.dc.creator</text:p>
          </table:table-cell>
          <table:table-cell office:value-type="string">
            <text:p>['actor: Miles', 'Sam', 'director: Bob', 'Tom Fart']</text:p>
          </table:table-cell>
          <table:table-cell office:value-type="string">
            <text:p>&lt;class 'list'&gt;</text:p>
          </table:table-cell>
          <table:table-cell office:value-type="string">
            <text:p>f_metadata2[key].value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7">
          <table:table-cell table:number-columns-repeated="10"/>
          <table:table-cell table:style-name="ce17"/>
          <table:table-cell office:value-type="string">
            <text:p>Xmp.xmpMM.InstanceID</text:p>
          </table:table-cell>
          <table:table-cell office:value-type="string">
            <text:p>uuid:faf5bdd5-ba3d-11da-ad31-d33d75182f1b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7"/>
          <table:table-cell table:number-columns-repeated="1003"/>
        </table:table-row>
        <table:table-row table:style-name="ro1" table:number-rows-repeated="2">
          <table:table-cell table:number-columns-repeated="10"/>
          <table:table-cell table:style-name="ce17"/>
          <table:table-cell table:number-columns-repeated="8"/>
          <table:table-cell table:style-name="ce17"/>
          <table:table-cell table:number-columns-repeated="1003"/>
        </table:table-row>
        <table:table-row table:style-name="ro7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7.jpg</text:p>
          </table:table-cell>
          <table:table-cell office:value-type="string">
            <text:p>Date taken</text:p>
          </table:table-cell>
          <table:table-cell office:value-type="string">
            <text:p>DateCreated</text:p>
          </table:table-cell>
          <table:table-cell table:style-name="ce18" office:value-type="date" office:date-value="2017-05-01T13:38:00">
            <text:p>05/01/17</text:p>
          </table:table-cell>
          <table:table-cell office:value-type="string">
            <text:p>Exif.Image.ExifTag</text:p>
          </table:table-cell>
          <table:table-cell office:value-type="float" office:value="2098">
            <text:p>2098</text:p>
          </table:table-cell>
          <table:table-cell office:value-type="string">
            <text:p>&lt;class 'int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8" office:value-type="date" office:date-value="2016-05-01">
            <text:p>05/01/16</text:p>
          </table:table-cell>
          <table:table-cell table:number-columns-repeated="1003"/>
        </table:table-row>
        <table:table-row table:style-name="ro7">
          <table:table-cell table:number-columns-repeated="10"/>
          <table:table-cell table:style-name="ce18"/>
          <table:table-cell office:value-type="string">
            <text:p>Exif.Photo.DateTimeOriginal</text:p>
          </table:table-cell>
          <table:table-cell office:value-type="string">
            <text:p>2017-05-01 13:38:23</text:p>
          </table:table-cell>
          <table:table-cell office:value-type="string">
            <text:p>&lt;class 'datetime.datetime'&gt;</text:p>
          </table:table-cell>
          <table:table-cell office:value-type="string">
            <text:p>f_metadata2[key].value</text:p>
          </table:table-cell>
          <table:table-cell table:number-columns-repeated="4"/>
          <table:table-cell table:style-name="ce18"/>
          <table:table-cell table:number-columns-repeated="1003"/>
        </table:table-row>
        <table:table-row table:style-name="ro7">
          <table:table-cell table:number-columns-repeated="10"/>
          <table:table-cell table:style-name="ce18"/>
          <table:table-cell office:value-type="string">
            <text:p>Exif.Photo.DateTimeDigitized</text:p>
          </table:table-cell>
          <table:table-cell office:value-type="string">
            <text:p>2017-05-01 13:38:23</text:p>
          </table:table-cell>
          <table:table-cell office:value-type="string">
            <text:p>&lt;class 'datetime.datetime'&gt;</text:p>
          </table:table-cell>
          <table:table-cell office:value-type="string">
            <text:p>f_metadata2[key].value</text:p>
          </table:table-cell>
          <table:table-cell table:number-columns-repeated="4"/>
          <table:table-cell table:style-name="ce18"/>
          <table:table-cell table:number-columns-repeated="1003"/>
        </table:table-row>
        <table:table-row table:style-name="ro7">
          <table:table-cell table:number-columns-repeated="10"/>
          <table:table-cell table:style-name="ce18"/>
          <table:table-cell office:value-type="string">
            <text:p>Exif.Photo.SubSecTimeOriginal</text:p>
          </table:table-cell>
          <table:table-cell office:value-type="float" office:value="24">
            <text:p>24</text:p>
          </table:table-cell>
          <table:table-cell office:value-type="string">
            <text:p>&lt;class 'str'&gt;</text:p>
          </table:table-cell>
          <table:table-cell office:value-type="string">
            <text:p>f_metadata2[key].value</text:p>
          </table:table-cell>
          <table:table-cell table:number-columns-repeated="4"/>
          <table:table-cell table:style-name="ce18"/>
          <table:table-cell table:number-columns-repeated="1003"/>
        </table:table-row>
        <table:table-row table:style-name="ro7">
          <table:table-cell table:number-columns-repeated="10"/>
          <table:table-cell table:style-name="ce18"/>
          <table:table-cell office:value-type="string">
            <text:p>Exif.Photo.SubSecTimeDigitized</text:p>
          </table:table-cell>
          <table:table-cell office:value-type="float" office:value="24">
            <text:p>24</text:p>
          </table:table-cell>
          <table:table-cell office:value-type="string">
            <text:p>&lt;class 'str'&gt;</text:p>
          </table:table-cell>
          <table:table-cell office:value-type="string">
            <text:p>f_metadata2[key].value</text:p>
          </table:table-cell>
          <table:table-cell table:number-columns-repeated="4"/>
          <table:table-cell table:style-name="ce18"/>
          <table:table-cell table:number-columns-repeated="1003"/>
        </table:table-row>
        <table:table-row table:style-name="ro7">
          <table:table-cell table:number-columns-repeated="10"/>
          <table:table-cell table:style-name="ce18"/>
          <table:table-cell office:value-type="string">
            <text:p>Exif.Photo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8"/>
          <table:table-cell table:number-columns-repeated="1003"/>
        </table:table-row>
        <table:table-row table:style-name="ro7">
          <table:table-cell table:number-columns-repeated="10"/>
          <table:table-cell table:style-name="ce18"/>
          <table:table-cell office:value-type="string">
            <text:p>Exif.Image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8"/>
          <table:table-cell table:number-columns-repeated="1003"/>
        </table:table-row>
        <table:table-row table:style-name="ro7">
          <table:table-cell table:number-columns-repeated="10"/>
          <table:table-cell table:style-name="ce18"/>
          <table:table-cell office:value-type="string">
            <text:p>Xmp.xmp.CreateDate</text:p>
          </table:table-cell>
          <table:table-cell table:number-columns-repeated="2" office:value-type="string">
            <text:p>pyexiv2.xmp.XmpValueError</text:p>
          </table:table-cell>
          <table:table-cell office:value-type="string">
            <text:p>???</text:p>
          </table:table-cell>
          <table:table-cell table:number-columns-repeated="4"/>
          <table:table-cell table:style-name="ce18"/>
          <table:table-cell table:number-columns-repeated="1003"/>
        </table:table-row>
        <table:table-row table:style-name="ro7">
          <table:table-cell table:number-columns-repeated="10"/>
          <table:table-cell table:style-name="ce18"/>
          <table:table-cell office:value-type="string">
            <text:p>Xmp.xmpMM.InstanceID</text:p>
          </table:table-cell>
          <table:table-cell office:value-type="string">
            <text:p>uuid:faf5bdd5-ba3d-11da-ad31-d33d75182f1b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8"/>
          <table:table-cell table:number-columns-repeated="1003"/>
        </table:table-row>
        <table:table-row table:style-name="ro1">
          <table:table-cell table:number-columns-repeated="10"/>
          <table:table-cell table:style-name="ce18"/>
          <table:table-cell table:number-columns-repeated="8"/>
          <table:table-cell table:style-name="ce18"/>
          <table:table-cell table:number-columns-repeated="1003"/>
        </table:table-row>
        <table:table-row table:style-name="ro7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8.jpg</text:p>
          </table:table-cell>
          <table:table-cell office:value-type="string">
            <text:p>Data acuired</text:p>
          </table:table-cell>
          <table:table-cell office:value-type="string">
            <text:p>DateCreated</text:p>
          </table:table-cell>
          <table:table-cell table:style-name="ce18" office:value-type="date" office:date-value="2017-05-02">
            <text:p>05/02/17</text:p>
          </table:table-cell>
          <table:table-cell office:value-type="string">
            <text:p>Exif.Image.ExifTag</text:p>
          </table:table-cell>
          <table:table-cell office:value-type="float" office:value="2098">
            <text:p>2098</text:p>
          </table:table-cell>
          <table:table-cell office:value-type="string">
            <text:p>&lt;class 'int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8" office:value-type="date" office:date-value="2016-05-02">
            <text:p>05/02/16</text:p>
          </table:table-cell>
          <table:table-cell table:number-columns-repeated="1003"/>
        </table:table-row>
        <table:table-row table:style-name="ro7">
          <table:table-cell table:number-columns-repeated="10"/>
          <table:table-cell table:style-name="ce18"/>
          <table:table-cell office:value-type="string">
            <text:p>Exif.Photo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8"/>
          <table:table-cell table:number-columns-repeated="1003"/>
        </table:table-row>
        <table:table-row table:style-name="ro7">
          <table:table-cell table:number-columns-repeated="10"/>
          <table:table-cell table:style-name="ce18"/>
          <table:table-cell office:value-type="string">
            <text:p>Exif.Image.0xea1c</text:p>
          </table:table-cell>
          <table:table-cell office:value-type="string">
            <text:p>...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8"/>
          <table:table-cell table:number-columns-repeated="1003"/>
        </table:table-row>
        <table:table-row table:style-name="ro7">
          <table:table-cell table:number-columns-repeated="10"/>
          <table:table-cell table:style-name="ce18"/>
          <table:table-cell office:value-type="string">
            <text:p>Xmp.MicrosoftPhoto.DateAcquired</text:p>
          </table:table-cell>
          <table:table-cell table:number-columns-repeated="2" office:value-type="string">
            <text:p>pyexiv2.xmp.XmpValueError</text:p>
          </table:table-cell>
          <table:table-cell office:value-type="string">
            <text:p>???</text:p>
          </table:table-cell>
          <table:table-cell table:number-columns-repeated="4"/>
          <table:table-cell table:style-name="ce18"/>
          <table:table-cell table:number-columns-repeated="1003"/>
        </table:table-row>
        <table:table-row table:style-name="ro7">
          <table:table-cell table:number-columns-repeated="10"/>
          <table:table-cell table:style-name="ce18"/>
          <table:table-cell office:value-type="string">
            <text:p>Xmp.xmpMM.InstanceID</text:p>
          </table:table-cell>
          <table:table-cell office:value-type="string">
            <text:p>uuid:faf5bdd5-ba3d-11da-ad31-d33d75182f1b</text:p>
          </table:table-cell>
          <table:table-cell office:value-type="string">
            <text:p>&lt;class 'str'&gt;</text:p>
          </table:table-cell>
          <table:table-cell office:value-type="string">
            <text:p>useless</text:p>
          </table:table-cell>
          <table:table-cell table:number-columns-repeated="4"/>
          <table:table-cell table:style-name="ce18"/>
          <table:table-cell table:number-columns-repeated="1003"/>
        </table:table-row>
        <table:table-row table:style-name="ro1">
          <table:table-cell table:number-columns-repeated="10"/>
          <table:table-cell table:style-name="ce18"/>
          <table:table-cell table:number-columns-repeated="8"/>
          <table:table-cell table:style-name="ce18"/>
          <table:table-cell table:number-columns-repeated="1003"/>
        </table:table-row>
        <table:table-row table:style-name="ro7">
          <table:table-cell table:number-columns-repeated="5"/>
          <table:table-cell office:value-type="string">
            <text:p>jpeg</text:p>
          </table:table-cell>
          <table:table-cell office:value-type="string">
            <text:p>skull.jpg</text:p>
          </table:table-cell>
          <table:table-cell office:value-type="string">
            <text:p>skull9.jpg</text:p>
          </table:table-cell>
          <table:table-cell office:value-type="string">
            <text:p>Program name</text:p>
          </table:table-cell>
          <table:table-cell office:value-type="string">
            <text:p>hidden software mark</text:p>
          </table:table-cell>
          <table:table-cell table:style-name="ce17" office:value-type="string">
            <text:p>editted by: tagger v0.1</text:p>
          </table:table-cell>
          <table:table-cell table:style-name="ce21" office:value-type="string">
            <text:p>none. access restricted</text:p>
          </table:table-cell>
          <table:table-cell table:style-name="ce23"/>
          <table:table-cell table:style-name="ce21"/>
          <table:table-cell table:style-name="ce26"/>
          <table:table-cell table:style-name="ce23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6"/>
          <table:table-cell table:style-name="ce23"/>
          <table:table-cell table:style-name="ce21" table:number-columns-repeated="4"/>
          <table:table-cell table:style-name="ce26"/>
          <table:table-cell table:style-name="ce23"/>
          <table:table-cell table:style-name="ce21" table:number-columns-repeated="4"/>
          <table:table-cell table:style-name="ce23"/>
          <table:table-cell table:style-name="ce26"/>
          <table:table-cell table:number-columns-repeated="987"/>
        </table:table-row>
        <table:table-row table:style-name="ro1">
          <table:table-cell table:number-columns-repeated="1023"/>
        </table:table-row>
        <table:table-row table:style-name="ro7">
          <table:table-cell office:value-type="string">
            <text:p>png</text:p>
          </table:table-cell>
          <table:table-cell office:value-type="string">
            <text:p>dan.png</text:p>
          </table:table-cell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png</text:p>
          </table:table-cell>
          <table:table-cell office:value-type="string">
            <text:p>dan.png</text:p>
          </table:table-cell>
          <table:table-cell office:value-type="string">
            <text:p>dan1.jpg</text:p>
          </table:table-cell>
          <table:table-cell office:value-type="string">
            <text:p>Date taken</text:p>
          </table:table-cell>
          <table:table-cell office:value-type="string">
            <text:p>DateCreated</text:p>
          </table:table-cell>
          <table:table-cell table:style-name="ce18" office:value-type="date" office:date-value="2017-05-01">
            <text:p>05/01/17</text:p>
          </table:table-cell>
          <table:table-cell table:number-columns-repeated="2"/>
          <table:table-cell table:style-name="ce21"/>
          <table:table-cell table:style-name="ce26"/>
          <table:table-cell table:number-columns-repeated="4"/>
          <table:table-cell table:style-name="ce18" office:value-type="date" office:date-value="2017-05-01">
            <text:p>05/01/17</text:p>
          </table:table-cell>
          <table:table-cell table:number-columns-repeated="1003"/>
        </table:table-row>
        <table:table-row table:style-name="ro1" table:number-rows-repeated="2">
          <table:table-cell table:number-columns-repeated="1023"/>
        </table:table-row>
        <table:table-row table:style-name="ro7"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Exif.Image.NewSubfileType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>
            <text:p>Exif.Image.ImageWidth</text:p>
          </table:table-cell>
          <table:table-cell office:value-type="float" office:value="31">
            <text:p>31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1.tiff</text:p>
          </table:table-cell>
          <table:table-cell table:number-columns-repeated="2" office:value-type="string">
            <text:p>Title</text:p>
          </table:table-cell>
          <table:table-cell table:style-name="ce17" office:value-type="string">
            <text:p>sample title</text:p>
          </table:table-cell>
          <table:table-cell table:number-columns-repeated="8"/>
          <table:table-cell table:style-name="ce17" office:value-type="string">
            <text:p>sample title</text:p>
          </table:table-cell>
          <table:table-cell table:number-columns-repeated="1003"/>
        </table:table-row>
        <table:table-row table:style-name="ro7">
          <table:table-cell table:number-columns-repeated="2"/>
          <table:table-cell office:value-type="string">
            <text:p>Exif.Image.ImageLength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2.tiff</text:p>
          </table:table-cell>
          <table:table-cell office:value-type="string">
            <text:p>Subject</text:p>
          </table:table-cell>
          <table:table-cell office:value-type="string">
            <text:p>Description</text:p>
          </table:table-cell>
          <table:table-cell table:style-name="ce17" office:value-type="string">
            <text:p>this isn't a good picture</text:p>
          </table:table-cell>
          <table:table-cell table:number-columns-repeated="8"/>
          <table:table-cell table:style-name="ce17" office:value-type="string">
            <text:p>this isn't a good picture</text:p>
          </table:table-cell>
          <table:table-cell table:number-columns-repeated="1003"/>
        </table:table-row>
        <table:table-row table:style-name="ro7">
          <table:table-cell table:number-columns-repeated="2"/>
          <table:table-cell office:value-type="string">
            <text:p>Exif.Image.BitsPerSample</text:p>
          </table:table-cell>
          <table:table-cell office:value-type="string">
            <text:p>[8,8,8]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3.tiff</text:p>
          </table:table-cell>
          <table:table-cell office:value-type="string">
            <text:p>Comments</text:p>
          </table:table-cell>
          <table:table-cell office:value-type="string">
            <text:p>Description</text:p>
          </table:table-cell>
          <table:table-cell table:style-name="ce17" office:value-type="string">
            <text:p>this is the only picture we have of my grandpa</text:p>
          </table:table-cell>
          <table:table-cell table:number-columns-repeated="8"/>
          <table:table-cell table:style-name="ce17" office:value-type="string">
            <text:p>this is the only picture we have of my grandpa</text:p>
          </table:table-cell>
          <table:table-cell table:number-columns-repeated="1003"/>
        </table:table-row>
        <table:table-row table:style-name="ro7">
          <table:table-cell table:number-columns-repeated="2"/>
          <table:table-cell office:value-type="string">
            <text:p>Exif.Image.Compression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4.tiff</text:p>
          </table:table-cell>
          <table:table-cell table:number-columns-repeated="2" office:value-type="string">
            <text:p>Rating</text:p>
          </table:table-cell>
          <table:table-cell table:style-name="ce17" office:value-type="float" office:value="2">
            <text:p>2</text:p>
          </table:table-cell>
          <table:table-cell table:number-columns-repeated="8"/>
          <table:table-cell table:style-name="ce17" office:value-type="float" office:value="2">
            <text:p>2</text:p>
          </table:table-cell>
          <table:table-cell table:number-columns-repeated="1003"/>
        </table:table-row>
        <table:table-row table:style-name="ro7">
          <table:table-cell table:number-columns-repeated="2"/>
          <table:table-cell office:value-type="string">
            <text:p>Exif.Image.PhotometricInterpretation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5.tiff</text:p>
          </table:table-cell>
          <table:table-cell table:number-columns-repeated="2" office:value-type="string">
            <text:p>Tags</text:p>
          </table:table-cell>
          <table:table-cell office:value-type="string">
            <text:p>cat;paper;just me;Doctor;</text:p>
          </table:table-cell>
          <table:table-cell table:number-columns-repeated="8"/>
          <table:table-cell office:value-type="string">
            <text:p>cat;paper;just me;Doctor;</text:p>
          </table:table-cell>
          <table:table-cell table:number-columns-repeated="1003"/>
        </table:table-row>
        <table:table-row table:style-name="ro7">
          <table:table-cell table:number-columns-repeated="2"/>
          <table:table-cell office:value-type="string">
            <text:p>Exif.Image.DocumentName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6.tiff</text:p>
          </table:table-cell>
          <table:table-cell office:value-type="string">
            <text:p>Authors</text:p>
          </table:table-cell>
          <table:table-cell office:value-type="string">
            <text:p>Artist</text:p>
          </table:table-cell>
          <table:table-cell table:style-name="ce17" office:value-type="string">
            <text:p>actor: Miles, Sam, director: Bob, Tom Fart</text:p>
          </table:table-cell>
          <table:table-cell table:number-columns-repeated="8"/>
          <table:table-cell table:style-name="ce17" office:value-type="string">
            <text:p>actor: Miles, Sam, director: Bob, Tom Fart</text:p>
          </table:table-cell>
          <table:table-cell table:number-columns-repeated="1003"/>
        </table:table-row>
        <table:table-row table:style-name="ro7">
          <table:table-cell table:number-columns-repeated="2"/>
          <table:table-cell office:value-type="string">
            <text:p>Exif.Image.StripOffsets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7.tiff</text:p>
          </table:table-cell>
          <table:table-cell office:value-type="string">
            <text:p>Data acuired</text:p>
          </table:table-cell>
          <table:table-cell office:value-type="string">
            <text:p>DateCreated</text:p>
          </table:table-cell>
          <table:table-cell table:style-name="ce18" office:value-type="date" office:date-value="2017-05-01">
            <text:p>05/01/17</text:p>
          </table:table-cell>
          <table:table-cell table:number-columns-repeated="8"/>
          <table:table-cell table:style-name="ce18" office:value-type="date" office:date-value="2017-05-01">
            <text:p>05/01/17</text:p>
          </table:table-cell>
          <table:table-cell table:number-columns-repeated="1003"/>
        </table:table-row>
        <table:table-row table:style-name="ro7">
          <table:table-cell table:number-columns-repeated="2"/>
          <table:table-cell office:value-type="string">
            <text:p>Exif.Image.Orientation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8.tiff</text:p>
          </table:table-cell>
          <table:table-cell office:value-type="string">
            <text:p>Program name</text:p>
          </table:table-cell>
          <table:table-cell office:value-type="string">
            <text:p>hidden software mark</text:p>
          </table:table-cell>
          <table:table-cell table:style-name="ce17" office:value-type="string">
            <text:p>editted by: tagger v0.1</text:p>
          </table:table-cell>
          <table:table-cell table:number-columns-repeated="8"/>
          <table:table-cell table:style-name="ce17" office:value-type="string">
            <text:p>editted by: tagger v0.1</text:p>
          </table:table-cell>
          <table:table-cell table:number-columns-repeated="1003"/>
        </table:table-row>
        <table:table-row table:style-name="ro7">
          <table:table-cell table:number-columns-repeated="2"/>
          <table:table-cell office:value-type="string">
            <text:p>Exif.Image.SamplesPerPixel</text:p>
          </table:table-cell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office:value-type="string">
            <text:p>tiff</text:p>
          </table:table-cell>
          <table:table-cell office:value-type="string">
            <text:p>tiny.tiff</text:p>
          </table:table-cell>
          <table:table-cell office:value-type="string">
            <text:p>tiny9.tiff</text:p>
          </table:table-cell>
          <table:table-cell office:value-type="string">
            <text:p>EXIF version</text:p>
          </table:table-cell>
          <table:table-cell office:value-type="string">
            <text:p>hidden software mark</text:p>
          </table:table-cell>
          <table:table-cell table:style-name="ce17" office:value-type="float" office:value="2.3">
            <text:p>2.3</text:p>
          </table:table-cell>
          <table:table-cell table:number-columns-repeated="8"/>
          <table:table-cell table:style-name="ce17" office:value-type="float" office:value="2.3">
            <text:p>2.3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Exif.Image.RowsPerStrip</text:p>
          </table:table-cell>
          <table:table-cell office:value-type="float" office:value="2325">
            <text:p>2325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xif.Image.StripByteCounts</text:p>
          </table:table-cell>
          <table:table-cell office:value-type="float" office:value="72">
            <text:p>72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xif.Image.XResolution</text:p>
          </table:table-cell>
          <table:table-cell office:value-type="float" office:value="72">
            <text:p>72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xif.Image.YResolution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xif.Image.PlanarConfiguration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xif.Image.ResolutionUnit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xif.Image.InterColorProfile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>
            <text:p>mp4</text:p>
          </table:table-cell>
          <table:table-cell office:value-type="string">
            <text:p>doggo.mp4</text:p>
          </table:table-cell>
          <table:table-cell office:value-type="string">
            <text:p>not supported. testing stopped</text:p>
          </table:table-cell>
          <table:table-cell table:number-columns-repeated="1020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4"/>
          <table:table-cell office:value-type="float" office:value="77">
            <text:p>77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he basics" table:style-name="ta1" table:print="false">
        <table:table-column table:style-name="co1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7"/>
        <table:table-column table:style-name="co1" table:default-cell-style-name="Default"/>
        <table:table-column table:style-name="co37" table:default-cell-style-name="Default"/>
        <table:table-row table:style-name="ro6">
          <table:table-cell/>
          <table:table-cell office:value-type="string">
            <text:p>A list of the metadata types</text:p>
          </table:table-cell>
          <table:table-cell office:value-type="string">
            <text:p>A list of the associated datatypes</text:p>
          </table:table-cell>
          <table:table-cell office:value-type="string">
            <text:p>A list of potential keys associated with each datatype</text:p>
          </table:table-cell>
          <table:table-cell office:value-type="string">
            <text:p>A list of filetypes</text:p>
          </table:table-cell>
          <table:table-cell office:value-type="string">
            <text:p>An empty file for each datatype (available for fresh download via google drive)</text:p>
          </table:table-cell>
          <table:table-cell/>
          <table:table-cell office:value-type="string">
            <text:p>A list of values that we will use for the keys</text:p>
          </table:table-cell>
        </table:table-row>
        <table:table-row table:style-name="ro6">
          <table:table-cell/>
          <table:table-cell office:value-type="string">
            <text:p>Title</text:p>
          </table:table-cell>
          <table:table-cell office:value-type="string">
            <text:p>string</text:p>
          </table:table-cell>
          <table:table-cell office:value-type="string">
            <text:p>init keys test</text:p>
          </table:table-cell>
          <table:table-cell office:value-type="string">
            <text:p>jpeg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init keys test</text:p>
          </table:table-cell>
          <table:table-cell office:value-type="string">
            <text:p>png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Tags</text:p>
          </table:table-cell>
          <table:table-cell office:value-type="string">
            <text:p>list&lt;string&gt;</text:p>
          </table:table-cell>
          <table:table-cell office:value-type="string">
            <text:p>init keys test</text:p>
          </table:table-cell>
          <table:table-cell office:value-type="string">
            <text:p>gif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init keys test</text:p>
          </table:table-cell>
          <table:table-cell office:value-type="string">
            <text:p>tiff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Rating</text:p>
          </table:table-cell>
          <table:table-cell office:value-type="string">
            <text:p>int</text:p>
          </table:table-cell>
          <table:table-cell office:value-type="string">
            <text:p>init keys test</text:p>
          </table:table-cell>
          <table:table-cell office:value-type="string">
            <text:p>webm?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SourceUrl</text:p>
          </table:table-cell>
          <table:table-cell office:value-type="string">
            <text:p>string</text:p>
          </table:table-cell>
          <table:table-cell office:value-type="string">
            <text:p>init keys test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office:value-type="string">
            <text:p>init keys test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Series info</text:p>
          </table:table-cell>
          <table:table-cell office:value-type="string">
            <text:p>pair&lt;string, int&gt;</text:p>
          </table:table-cell>
          <table:table-cell office:value-type="string">
            <text:p>init keys test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office:value-type="string">
            <text:p>init keys test</text:p>
          </table:table-cell>
          <table:table-cell table:number-columns-repeated="4"/>
        </table:table-row>
        <table:table-row table:style-name="ro6">
          <table:table-cell table:number-columns-repeated="3"/>
          <table:table-cell office:value-type="string">
            <text:p>init keys test</text:p>
          </table:table-cell>
          <table:table-cell table:number-columns-repeated="4"/>
        </table:table-row>
        <table:table-row table:style-name="ro6">
          <table:table-cell table:number-columns-repeated="3"/>
          <table:table-cell office:value-type="string">
            <text:p>init keys test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6">
          <table:table-cell office:value-type="string">
            <text:p>filetype</text:p>
          </table:table-cell>
          <table:table-cell office:value-type="string">
            <text:p>metadata field name</text:p>
          </table:table-cell>
          <table:table-cell office:value-type="string">
            <text:p>associated metadata type</text:p>
          </table:table-cell>
          <table:table-cell office:value-type="string">
            <text:p>value datatype</text:p>
          </table:table-cell>
          <table:table-cell office:value-type="string">
            <text:p>filename</text:p>
          </table:table-cell>
          <table:table-cell table:number-columns-repeated="3"/>
        </table:table-row>
        <table:table-row table:style-name="ro6">
          <table:table-cell office:value-type="string">
            <text:p>jpeg</text:p>
          </table:table-cell>
          <table:table-cell table:number-columns-repeated="2" office:value-type="string">
            <text:p>Title</text:p>
          </table:table-cell>
          <table:table-cell office:value-type="string">
            <text:p>string</text:p>
          </table:table-cell>
          <table:table-cell office:value-type="string">
            <text:p>skull.jpg</text:p>
          </table:table-cell>
          <table:table-cell office:value-type="string">
            <text:p>sample title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office:value-type="string">
            <text:p>Subject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skull.jpg</text:p>
          </table:table-cell>
          <table:table-cell office:value-type="string">
            <text:p>this isn't a good picture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office:value-type="string">
            <text:p>Comments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skull.jpg</text:p>
          </table:table-cell>
          <table:table-cell office:value-type="string">
            <text:p>this is the only picture we have of my grandpa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table:number-columns-repeated="2" office:value-type="string">
            <text:p>Rating</text:p>
          </table:table-cell>
          <table:table-cell office:value-type="string">
            <text:p>int</text:p>
          </table:table-cell>
          <table:table-cell office:value-type="string">
            <text:p>skull.jp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table:number-columns-repeated="2" office:value-type="string">
            <text:p>Tags</text:p>
          </table:table-cell>
          <table:table-cell office:value-type="string">
            <text:p>list&lt;string&gt;</text:p>
          </table:table-cell>
          <table:table-cell office:value-type="string">
            <text:p>skull.jpg</text:p>
          </table:table-cell>
          <table:table-cell office:value-type="string">
            <text:p>cat, paper, just me, Doctor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office:value-type="string">
            <text:p>Autho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skull.jpg</text:p>
          </table:table-cell>
          <table:table-cell office:value-type="string">
            <text:p>actor: Miles, Sam, director: Bob, Tom Fart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office:value-type="string">
            <text:p>Date taken</text:p>
          </table:table-cell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office:value-type="string">
            <text:p>skull.jpg</text:p>
          </table:table-cell>
          <table:table-cell table:style-name="ce18" office:value-type="date" office:date-value="2017-05-01">
            <text:p>05/01/17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office:value-type="string">
            <text:p>Data acuired</text:p>
          </table:table-cell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office:value-type="string">
            <text:p>skull.jpg</text:p>
          </table:table-cell>
          <table:table-cell table:style-name="ce18" office:value-type="date" office:date-value="2017-05-02">
            <text:p>05/02/17</text:p>
          </table:table-cell>
          <table:table-cell table:number-columns-repeated="2"/>
        </table:table-row>
        <table:table-row table:style-name="ro6">
          <table:table-cell office:value-type="string">
            <text:p>jpeg</text:p>
          </table:table-cell>
          <table:table-cell office:value-type="string">
            <text:p>Program name</text:p>
          </table:table-cell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office:value-type="string">
            <text:p>skull.jpg</text:p>
          </table:table-cell>
          <table:table-cell office:value-type="string">
            <text:p>editted by: tagger v0.1</text:p>
          </table:table-cell>
          <table:table-cell table:number-columns-repeated="2"/>
        </table:table-row>
        <table:table-row table:style-name="ro6">
          <table:table-cell office:value-type="string">
            <text:p>PNG</text:p>
          </table:table-cell>
          <table:table-cell office:value-type="string">
            <text:p>Date taken</text:p>
          </table:table-cell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office:value-type="string">
            <text:p>dan.png</text:p>
          </table:table-cell>
          <table:table-cell table:style-name="ce18" office:value-type="date" office:date-value="2017-05-01">
            <text:p>05/01/17</text:p>
          </table:table-cell>
          <table:table-cell office:value-type="string">
            <text:p>dan1.png</text:p>
          </table:table-cell>
          <table:table-cell/>
        </table:table-row>
        <table:table-row table:style-name="ro1">
          <table:table-cell office:value-type="string">
            <text:p>GIF</text:p>
          </table:table-cell>
          <table:table-cell table:number-columns-repeated="3" office:value-type="string">
            <text:p>none</text:p>
          </table:table-cell>
          <table:table-cell/>
          <table:table-cell office:value-type="string">
            <text:p>n/a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table:number-columns-repeated="2" office:value-type="string">
            <text:p>Title</text:p>
          </table:table-cell>
          <table:table-cell office:value-type="string">
            <text:p>string</text:p>
          </table:table-cell>
          <table:table-cell office:value-type="string">
            <text:p>tiny.tiff</text:p>
          </table:table-cell>
          <table:table-cell office:value-type="string">
            <text:p>sample title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office:value-type="string">
            <text:p>Subject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tiny.tiff</text:p>
          </table:table-cell>
          <table:table-cell office:value-type="string">
            <text:p>this isn't a good picture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office:value-type="string">
            <text:p>Comments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tiny.tiff</text:p>
          </table:table-cell>
          <table:table-cell office:value-type="string">
            <text:p>this is the only picture we have of my grandpa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table:number-columns-repeated="2" office:value-type="string">
            <text:p>Rating</text:p>
          </table:table-cell>
          <table:table-cell office:value-type="string">
            <text:p>int</text:p>
          </table:table-cell>
          <table:table-cell office:value-type="string">
            <text:p>tiny.tiff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table:number-columns-repeated="2" office:value-type="string">
            <text:p>Tags</text:p>
          </table:table-cell>
          <table:table-cell office:value-type="string">
            <text:p>list&lt;string&gt;</text:p>
          </table:table-cell>
          <table:table-cell office:value-type="string">
            <text:p>tiny.tiff</text:p>
          </table:table-cell>
          <table:table-cell office:value-type="string">
            <text:p>cat, paper, just me, Doctor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office:value-type="string">
            <text:p>Autho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tiny.tiff</text:p>
          </table:table-cell>
          <table:table-cell office:value-type="string">
            <text:p>actor: Miles, Sam, director: Bob, Tom Fart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office:value-type="string">
            <text:p>Data acuired</text:p>
          </table:table-cell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office:value-type="string">
            <text:p>tiny.tiff</text:p>
          </table:table-cell>
          <table:table-cell table:style-name="ce18" office:value-type="date" office:date-value="2017-05-01">
            <text:p>05/01/17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office:value-type="string">
            <text:p>Program name</text:p>
          </table:table-cell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office:value-type="string">
            <text:p>tiny.tiff</text:p>
          </table:table-cell>
          <table:table-cell office:value-type="string">
            <text:p>editted by: tagger v0.1</text:p>
          </table:table-cell>
          <table:table-cell table:number-columns-repeated="2"/>
        </table:table-row>
        <table:table-row table:style-name="ro6">
          <table:table-cell office:value-type="string">
            <text:p>TIFF</text:p>
          </table:table-cell>
          <table:table-cell office:value-type="string">
            <text:p>EXIF version</text:p>
          </table:table-cell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office:value-type="string">
            <text:p>tiny.tiff</text:p>
          </table:table-cell>
          <table:table-cell office:value-type="float" office:value="2.3">
            <text:p>2.3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table:number-columns-repeated="2" office:value-type="string">
            <text:p>Title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Subtitle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Comments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table:number-columns-repeated="2" office:value-type="string">
            <text:p>Rating</text:p>
          </table:table-cell>
          <table:table-cell office:value-type="string">
            <text:p>int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table:number-columns-repeated="2" office:value-type="string">
            <text:p>Tags</text:p>
          </table:table-cell>
          <table:table-cell office:value-type="string">
            <text:p>list&lt;string&gt;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Directo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Produce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Write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Publishe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6">
          <table:table-cell office:value-type="string">
            <text:p>mp4</text:p>
          </table:table-cell>
          <table:table-cell office:value-type="string">
            <text:p>Content provider</text:p>
          </table:table-cell>
          <table:table-cell office:value-type="string">
            <text:p>SourceURL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mp4</text:p>
          </table:table-cell>
          <table:table-cell office:value-type="string">
            <text:p>Encoded by</text:p>
          </table:table-cell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6">
          <table:table-cell office:value-type="string">
            <text:p>mp4</text:p>
          </table:table-cell>
          <table:table-cell office:value-type="string">
            <text:p>Author URL</text:p>
          </table:table-cell>
          <table:table-cell office:value-type="string">
            <text:p>SourceURL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6">
          <table:table-cell office:value-type="string">
            <text:p>mp4</text:p>
          </table:table-cell>
          <table:table-cell office:value-type="string">
            <text:p>Promotion URL</text:p>
          </table:table-cell>
          <table:table-cell office:value-type="string">
            <text:p>SourceURL</text:p>
          </table:table-cell>
          <table:table-cell office:value-type="string">
            <text:p>string</text:p>
          </table:table-cell>
          <table:table-cell office:value-type="string">
            <text:p>doggo.mp4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6">
          <table:table-cell office:value-type="string">
            <text:p>webm</text:p>
          </table:table-cell>
          <table:table-cell table:number-columns-repeated="3" office:value-type="string">
            <text:p>none</text:p>
          </table:table-cell>
          <table:table-cell/>
          <table:table-cell office:value-type="string">
            <text:p>n/a</text:p>
          </table:table-cell>
          <table:table-cell table:number-columns-repeated="2"/>
        </table:table-row>
        <table:table-row table:style-name="ro6" table:number-rows-repeated="1048522">
          <table:table-cell table:number-columns-repeated="8"/>
        </table:table-row>
        <table:table-row table:style-name="ro6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11/29/2018</text:date>, <text:time>00:1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ison Wynn</meta:initial-creator>
    <meta:creation-date>2018-11-23T00:55:45.98</meta:creation-date>
    <meta:generator>OpenOffice/4.1.5$Win32 OpenOffice.org_project/415m1$Build-9789</meta:generator>
    <dc:date>2018-11-29T00:11:28.99</dc:date>
    <dc:creator>Harrison Wynn</dc:creator>
    <meta:editing-duration>P2DT6H30M20S</meta:editing-duration>
    <meta:editing-cycles>79</meta:editing-cycles>
    <meta:document-statistic meta:table-count="4" meta:cell-count="1142" meta:object-count="0"/>
  </office:meta>
</office:document-meta>
</file>